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2.13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.40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26cm" fo:min-width="1.448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0.214cm" fo:min-width="5.36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851cm" fo:min-width="5.364cm" fo:padding-top="0.178cm" fo:padding-bottom="0.178cm" fo:padding-left="0.303cm" fo:padding-right="0.303cm"/>
    </style:style>
    <style:style style:name="gr19" style:family="graphic" style:parent-style-name="objectwithoutfill">
      <style:graphic-properties draw:stroke="solid" draw:stroke-dash="Ultrafine_20_Dashed" svg:stroke-width="0.106cm" draw:marker-start="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782cm" fo:min-width="1.40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782cm" fo:min-width="1.40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draw:stroke="dash" draw:stroke-dash="Fine_20_Dashed" svg:stroke-width="0.106cm" draw:marker-start="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3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905cm" fo:min-width="7.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71cm" fo:min-width="7.6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6.031cm" fo:min-width="7.6cm" fo:padding-top="0.178cm" fo:padding-bottom="0.178cm" fo:padding-left="0.303cm" fo:padding-right="0.303cm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3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389cm" fo:min-width="2.8cm" fo:padding-top="0.178cm" fo:padding-bottom="0.178cm" fo:padding-left="0.303cm" fo:padding-right="0.303cm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782cm" fo:min-width="1.405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paragraph-properties fo:margin-top="0cm" fo:margin-bottom="1.321cm" fo:text-align="center"/>
    </style:style>
    <style:style style:name="P14" style:family="paragraph">
      <style:paragraph-properties fo:margin-top="0cm" fo:margin-bottom="1.626cm" fo:text-align="center"/>
    </style:style>
    <style:style style:name="P15" style:family="paragraph">
      <loext:graphic-properties draw:fill="solid"/>
      <style:paragraph-properties fo:margin-top="0cm" fo:margin-bottom="1.321cm"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3" style:family="paragraph">
      <style:paragraph-properties fo:text-align="center" style:writing-mode="lr-tb"/>
      <style:text-properties fo:font-size="13pt" style:font-size-asian="13pt" style:font-size-complex="13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/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center" style:writing-mode="lr-tb"/>
      <style:text-properties fo:font-size="11pt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9pt" style:font-size-asian="19pt" style:font-size-complex="19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7pt" style:font-size-asian="17pt" style:font-size-complex="17pt"/>
    </style:style>
    <style:style style:name="T13" style:family="text">
      <style:text-properties fo:font-size="16.7999992370605pt" style:font-size-asian="16.7999992370605pt" style:font-size-complex="16.7999992370605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2.92cm" svg:height="2.032cm" svg:x="13.626cm" svg:y="1.101cm">
          <text:p text:style-name="P1"><text:span text:style-name="T1">Message</text:span></text:p>
          <text:p text:style-name="P1"><text:span text:style-name="T1">Receive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1cm" svg:y1="8.667cm" svg:x2="34.122cm" svg:y2="8.667cm">
          <text:p text:style-name="P2"><text:span text:style-name="T1"/></text:p>
          <text:p text:style-name="P2"><text:span text:style-name="T1">Routin</text:span><text:span text:style-name="T1">g </text:span><text:span text:style-name="T1">Phase 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/></text:span></text:p>
        </draw:line>
        <draw:custom-shape draw:style-name="gr3" draw:text-style-name="P1" xml:id="id15" draw:id="id15" draw:layer="layout" svg:width="2.539cm" svg:height="2.667cm" svg:x="9.64cm" svg:y="9.556cm">
          <text:p text:style-name="P1"><text:span text:style-name="T1">Route</text:span></text:p>
          <text:p text:style-name="P1"><text:span text:style-name="T1">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1cm" svg:y1="28.653cm" svg:x2="34.122cm" svg:y2="28.653cm">
          <text:p text:style-name="P2"><text:span text:style-name="T1"/></text:p>
          <text:p text:style-name="P2"><text:span text:style-name="T1">Decry</text:span><text:span text:style-name="T1">ption </text:span><text:span text:style-name="T1">Phase 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6"/></text:span></text:p>
        </draw:line>
        <draw:custom-shape draw:style-name="gr4" draw:text-style-name="P4" xml:id="id3" draw:id="id3" draw:layer="layout" svg:width="2.539cm" svg:height="2.667cm" svg:x="5.073cm" svg:y="15.088cm">
          <text:p text:style-name="P4"><text:span text:style-name="T1">For</text:span></text:p>
          <text:p text:style-name="P4"><text:span text:style-name="T1">yo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xml:id="id1" draw:id="id1" draw:layer="layout" svg:width="2.539cm" svg:height="2.667cm" svg:x="8.438cm" svg:y="15.113cm">
          <text:p text:style-name="P4"><text:span text:style-name="T1">Is it</text:span></text:p>
          <text:p text:style-name="P4"><text:span text:style-name="T1">new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5" draw:layer="layout" draw:type="line" svg:x1="9.707cm" svg:y1="17.78cm" svg:x2="9.69cm" svg:y2="20.419cm" draw:start-shape="id1" draw:end-shape="id2" draw:end-glue-point="0" svg:d="M9707 17780l-17 2639" svg:viewBox="0 0 18 2640">
          <text:p text:style-name="P2">No <text:s text:c="6"/></text:p>
          <text:p text:style-name="P2"/>
          <text:p text:style-name="P2"/>
          <text:p text:style-name="P2"/>
          <text:p text:style-name="P2"/>
        </draw:connector>
        <draw:custom-shape draw:style-name="gr7" draw:text-style-name="P6" xml:id="id4" draw:id="id4" draw:layer="layout" svg:width="2.539cm" svg:height="2.667cm" svg:x="5.063cm" svg:y="18.49cm">
          <text:p text:style-name="P6"><text:span text:style-name="T2">Can </text:span></text:p>
          <text:p text:style-name="P6"><text:span text:style-name="T2">you get it</text:span></text:p>
          <text:p text:style-name="P6"><text:span text:style-name="T2">clos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5" draw:layer="layout" draw:type="line" svg:x1="6.342cm" svg:y1="17.755cm" svg:x2="6.332cm" svg:y2="18.49cm" draw:start-shape="id3" draw:end-shape="id4" draw:end-glue-point="0" svg:d="M6342 17755l-10 735" svg:viewBox="0 0 11 736">
          <text:p text:style-name="P2"><text:s text:c="8"/>No</text:p>
          <text:p text:style-name="P2"/>
        </draw:connector>
        <draw:custom-shape draw:style-name="gr8" draw:text-style-name="P1" xml:id="id5" draw:id="id5" draw:layer="layout" svg:width="1.905cm" svg:height="2.032cm" svg:x="2.12cm" svg:y="18.821cm">
          <text:p text:style-name="P1"><text:span text:style-name="T1">Do 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5.063cm" svg:y1="19.823cm" svg:x2="4.025cm" svg:y2="19.837cm" draw:start-shape="id4" draw:start-glue-point="3" draw:end-shape="id5" draw:end-glue-point="1" svg:d="M5063 19823l-1038 14" svg:viewBox="0 0 1039 15">
          <text:p text:style-name="P2"><text:s/>Yes</text:p>
          <text:p text:style-name="P2"/>
        </draw:connector>
        <draw:connector draw:style-name="gr9" draw:text-style-name="P7" draw:layer="layout" draw:line-skew="1.669cm" svg:x1="3.073cm" svg:y1="20.853cm" svg:x2="9.69cm" svg:y2="22.451cm" draw:start-shape="id5" draw:start-glue-point="6" draw:end-shape="id2" draw:end-glue-point="6" svg:d="M3073 20853v3769h6617v-2171" svg:viewBox="0 0 6618 3770">
          <text:p/>
        </draw:connector>
        <draw:custom-shape draw:style-name="gr8" draw:text-style-name="P1" xml:id="id6" draw:id="id6" draw:layer="layout" svg:width="1.905cm" svg:height="2.032cm" svg:x="5.392cm" svg:y="22.019cm">
          <text:p text:style-name="P1"><text:span text:style-name="T1">Reply</text:span></text:p>
          <text:p text:style-name="P1"><text:span text:style-name="T1">error</text:span></text:p>
          <text:p text:style-name="P1"><text:span text:style-name="T1">code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6.332cm" svg:y1="21.157cm" svg:x2="6.344cm" svg:y2="22.019cm" draw:start-shape="id4" draw:end-shape="id6" svg:d="M6332 21157l12 862" svg:viewBox="0 0 13 863">
          <text:p text:style-name="P2"><text:s text:c="13"/>No <text:s text:c="5"/></text:p>
          <text:p text:style-name="P2"/>
        </draw:connector>
        <draw:connector draw:style-name="gr9" draw:text-style-name="P7" draw:layer="layout" draw:line-skew="0.069cm" svg:x1="6.345cm" svg:y1="24.051cm" svg:x2="9.69cm" svg:y2="22.451cm" draw:start-shape="id6" draw:start-glue-point="6" draw:end-shape="id2" draw:end-glue-point="6" svg:d="M6345 24051v571h3345v-2171" svg:viewBox="0 0 3346 2172">
          <text:p/>
        </draw:connector>
        <draw:custom-shape draw:style-name="gr8" draw:text-style-name="P8" xml:id="id7" draw:id="id7" draw:layer="layout" svg:width="1.905cm" svg:height="2.032cm" svg:x="11.834cm" svg:y="17.221cm">
          <text:p text:style-name="P8"><text:span text:style-name="T3">Send to</text:span></text:p>
          <text:p text:style-name="P8"><text:span text:style-name="T3">neighb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3.989cm" svg:x1="12.787cm" svg:y1="19.253cm" svg:x2="16.943cm" svg:y2="29.381cm" draw:start-shape="id7" draw:start-glue-point="6" draw:end-shape="id8" draw:end-glue-point="0" svg:d="M12787 19253v9053h4156v1075" svg:viewBox="0 0 4157 10129">
          <text:p/>
        </draw:connector>
        <draw:custom-shape draw:style-name="gr1" draw:text-style-name="P1" xml:id="id2" draw:id="id2" draw:layer="layout" svg:width="2.92cm" svg:height="2.032cm" svg:x="8.23cm" svg:y="20.419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6" xml:id="id8" draw:id="id8" draw:layer="layout" svg:width="2.539cm" svg:height="2.667cm" svg:x="15.674cm" svg:y="29.381cm">
          <text:p text:style-name="P6"><text:span text:style-name="T2">Encryp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6" xml:id="id10" draw:id="id10" draw:layer="layout" svg:width="2.539cm" svg:height="2.667cm" svg:x="13.803cm" svg:y="4.067cm">
          <text:p text:style-name="P6"><text:span text:style-name="T2">Encryp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9" xml:id="id11" draw:id="id11" draw:layer="layout" svg:width="2.539cm" svg:height="2.667cm" svg:x="18.046cm" svg:y="4.067cm">
          <text:p text:style-name="P9"><text:span text:style-name="T4">Possible</text:span></text:p>
          <text:p text:style-name="P9"><text:span text:style-name="T4">to verify</text:span></text:p>
          <text:p text:style-name="P9"><text:span text:style-name="T4">sig/CR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type="line" svg:x1="15.086cm" svg:y1="3.133cm" svg:x2="15.072cm" svg:y2="4.067cm" draw:start-shape="id9" draw:end-shape="id10" svg:d="M15086 3133l-14 934" svg:viewBox="0 0 15 935">
          <text:p/>
        </draw:connector>
        <draw:connector draw:style-name="gr6" draw:text-style-name="P5" draw:layer="layout" draw:type="line" svg:x1="16.342cm" svg:y1="5.4cm" svg:x2="18.046cm" svg:y2="5.4cm" draw:start-shape="id10" draw:end-shape="id11" svg:d="M16342 5400h1704" svg:viewBox="0 0 1705 1">
          <text:p text:style-name="P2">No <text:s text:c="4"/></text:p>
          <text:p text:style-name="P2"/>
        </draw:connector>
        <draw:custom-shape draw:style-name="gr13" draw:text-style-name="P6" xml:id="id12" draw:id="id12" draw:layer="layout" svg:width="2.539cm" svg:height="2.667cm" svg:x="22.204cm" svg:y="4.067cm">
          <text:p text:style-name="P6"><text:span text:style-name="T2">Sig/CRC</text:span></text:p>
          <text:p text:style-name="P6"><text:span text:style-name="T2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5" draw:layer="layout" draw:type="line" svg:x1="20.585cm" svg:y1="5.4cm" svg:x2="22.204cm" svg:y2="5.4cm" draw:start-shape="id11" draw:end-shape="id12" svg:d="M20585 5400h1619" svg:viewBox="0 0 1620 1">
          <text:p text:style-name="P2">Yes <text:s text:c="4"/></text:p>
          <text:p text:style-name="P2"/>
        </draw:connector>
        <draw:custom-shape draw:style-name="gr8" draw:text-style-name="P1" xml:id="id13" draw:id="id13" draw:layer="layout" svg:width="1.905cm" svg:height="2.032cm" svg:x="22.509cm" svg:y="1.101cm">
          <text:p text:style-name="P1"><text:span text:style-name="T1">Reply</text:span></text:p>
          <text:p text:style-name="P1"><text:span text:style-name="T1">error</text:span></text:p>
          <text:p text:style-name="P1"><text:span text:style-name="T1">cod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23.473cm" svg:y1="4.067cm" svg:x2="23.461cm" svg:y2="3.133cm" draw:start-shape="id12" draw:end-shape="id13" svg:d="M23473 4067l-12-934" svg:viewBox="0 0 13 935">
          <text:p text:style-name="P2"><text:s text:c="13"/></text:p>
          <text:p text:style-name="P2"><text:s text:c="13"/>No <text:s text:c="5"/></text:p>
        </draw:connector>
        <draw:custom-shape draw:style-name="gr1" draw:text-style-name="P1" xml:id="id14" draw:id="id14" draw:layer="layout" svg:width="2.92cm" svg:height="2.032cm" svg:x="17.765cm" svg:y="1.101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5" draw:layer="layout" draw:type="line" svg:x1="22.509cm" svg:y1="2.117cm" svg:x2="20.685cm" svg:y2="2.117cm" draw:start-shape="id13" draw:end-shape="id14" svg:d="M22509 2117h-1824" svg:viewBox="0 0 1825 1">
          <text:p/>
        </draw:connector>
        <draw:connector draw:style-name="gr6" draw:text-style-name="P5" draw:layer="layout" draw:line-skew="-7.812cm 7.505cm" svg:x1="9.64cm" svg:y1="10.89cm" svg:x2="16.944cm" svg:y2="29.381cm" draw:start-shape="id15" draw:start-glue-point="5" draw:end-shape="id8" draw:end-glue-point="4" svg:d="M9640 10890h-8314v17417h15618v1074" svg:viewBox="0 0 15619 18492">
          <text:p text:style-name="P2">Direct <text:s text:c="8"/></text:p>
          <text:p text:style-name="P2"/>
          <text:p text:style-name="P2"/>
          <text:p text:style-name="P2"><text:span text:style-name="T5"/></text:p>
          <text:p text:style-name="P2"><text:span text:style-name="T5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5" draw:layer="layout" draw:line-skew="-3.19cm 4.739cm" svg:x1="5.073cm" svg:y1="16.422cm" svg:x2="16.944cm" svg:y2="29.381cm" draw:start-shape="id3" draw:start-glue-point="5" draw:end-shape="id8" draw:end-glue-point="4" svg:d="M5073 16422h-3692v11885h15563v1074" svg:viewBox="0 0 15564 12960">
          <text:p text:style-name="P2">Yes <text:s text:c="3"/><text:s text:c="10"/><text:s text:c="10"/><text:s text:c="10"/><text:s text:c="10"/><text:s text:c="7"/></text:p>
          <text:p text:style-name="P2"/>
          <text:p text:style-name="P2"/>
          <text:p text:style-name="P2"/>
          <text:p text:style-name="P2"/>
          <text:p text:style-name="P2"><text:s text:c="10"/><text:s text:c="5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ustom-shape draw:style-name="gr8" draw:text-style-name="P10" xml:id="id16" draw:id="id16" draw:layer="layout" svg:width="1.905cm" svg:height="2.032cm" svg:x="14.64cm" svg:y="15.341cm">
          <text:p text:style-name="P10"><text:span text:style-name="T6">Select</text:span></text:p>
          <text:p text:style-name="P10"><text:span text:style-name="T6">nearest k</text:span></text:p>
          <text:p text:style-name="P10"><text:span text:style-name="T6">nodes to</text:span></text:p>
          <text:p text:style-name="P10"><text:span text:style-name="T6">enabled</text:span></text:p>
          <text:p text:style-name="P10"><text:span text:style-name="T6">targ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7" draw:id="id17" draw:layer="layout" svg:width="1.905cm" svg:height="2.032cm" svg:x="17.228cm" svg:y="15.318cm">
          <text:p text:style-name="P8"><text:span text:style-name="T3">Assign</text:span></text:p>
          <text:p text:style-name="P8"><text:span text:style-name="T3">each</text:span></text:p>
          <text:p text:style-name="P8"><text:span text:style-name="T3">target</text:span></text:p>
          <text:p text:style-name="P8"><text:span text:style-name="T3">to a pe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6.545cm" svg:y1="16.357cm" svg:x2="17.228cm" svg:y2="16.334cm" draw:start-shape="id16" draw:end-shape="id17" draw:end-glue-point="3" svg:d="M16545 16357l683-23" svg:viewBox="0 0 684 24">
          <text:p/>
        </draw:connector>
        <draw:custom-shape draw:style-name="gr8" draw:text-style-name="P8" xml:id="id18" draw:id="id18" draw:layer="layout" svg:width="1.905cm" svg:height="2.032cm" svg:x="17.223cm" svg:y="18.306cm">
          <text:p text:style-name="P8"><text:span text:style-name="T3">Copy this</text:span></text:p>
          <text:p text:style-name="P8"><text:span text:style-name="T3">once per</text:span></text:p>
          <text:p text:style-name="P8"><text:span text:style-name="T3">selected</text:span></text:p>
          <text:p text:style-name="P8"><text:span text:style-name="T3">pe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8.18cm" svg:y1="17.35cm" svg:x2="18.175cm" svg:y2="18.306cm" draw:start-shape="id17" draw:start-glue-point="2" draw:end-shape="id18" svg:d="M18180 17350l-5 956" svg:viewBox="0 0 6 957">
          <text:p/>
        </draw:connector>
        <draw:custom-shape draw:style-name="gr8" draw:text-style-name="P8" xml:id="id19" draw:id="id19" draw:layer="layout" svg:width="1.905cm" svg:height="2.032cm" svg:x="14.644cm" svg:y="18.308cm">
          <text:p text:style-name="P8"><text:span text:style-name="T3">Disable</text:span></text:p>
          <text:p text:style-name="P8"><text:span text:style-name="T3">targets</text:span></text:p>
          <text:p text:style-name="P8"><text:span text:style-name="T3">not for</text:span></text:p>
          <text:p text:style-name="P8"><text:span text:style-name="T3">this pe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7.223cm" svg:y1="19.322cm" svg:x2="16.549cm" svg:y2="19.324cm" draw:start-shape="id18" draw:end-shape="id19" svg:d="M17223 19322l-674 2" svg:viewBox="0 0 675 3">
          <text:p/>
        </draw:connector>
        <draw:custom-shape draw:style-name="gr8" draw:text-style-name="P8" xml:id="id20" draw:id="id20" draw:layer="layout" svg:width="1.905cm" svg:height="2.032cm" svg:x="14.665cm" svg:y="21.492cm">
          <text:p text:style-name="P8"><text:span text:style-name="T3">Send</text:span></text:p>
          <text:p text:style-name="P8"><text:span text:style-name="T3">each</text:span></text:p>
          <text:p text:style-name="P8"><text:span text:style-name="T3">co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5.596cm" svg:y1="20.34cm" svg:x2="15.617cm" svg:y2="21.492cm" draw:start-shape="id19" draw:end-shape="id20" svg:d="M15596 20340l21 1152" svg:viewBox="0 0 22 1153">
          <text:p/>
        </draw:connector>
        <draw:custom-shape draw:style-name="gr14" draw:text-style-name="P6" xml:id="id21" draw:id="id21" draw:layer="layout" svg:width="2.539cm" svg:height="2.667cm" svg:x="17.418cm" svg:y="21.179cm">
          <text:p text:style-name="P6"><text:span text:style-name="T2">Any</text:span></text:p>
          <text:p text:style-name="P6"><text:span text:style-name="T2">messages</text:span></text:p>
          <text:p text:style-name="P6"><text:span text:style-name="T2">s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type="line" svg:x1="16.57cm" svg:y1="22.508cm" svg:x2="17.418cm" svg:y2="22.512cm" draw:start-shape="id20" draw:start-glue-point="1" draw:end-shape="id21" svg:d="M16570 22508l848 4" svg:viewBox="0 0 849 5">
          <text:p/>
        </draw:connector>
        <draw:custom-shape draw:style-name="gr15" draw:text-style-name="P1" xml:id="id44" draw:id="id44" draw:layer="layout" svg:width="2.159cm" svg:height="1.524cm" svg:x="25.402cm" svg:y="25.221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0" xml:id="id22" draw:id="id22" draw:layer="layout" svg:width="1.905cm" svg:height="2.032cm" svg:x="21.64cm" svg:y="18.542cm">
          <text:p text:style-name="P10"><text:span text:style-name="T6">Select</text:span></text:p>
          <text:p text:style-name="P10"><text:span text:style-name="T6">nearest k</text:span></text:p>
          <text:p text:style-name="P10"><text:span text:style-name="T6">nodes to</text:span></text:p>
          <text:p text:style-name="P10"><text:span text:style-name="T6">enabled</text:span></text:p>
          <text:p text:style-name="P10"><text:span text:style-name="T6">targ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23" draw:id="id23" draw:layer="layout" svg:width="1.905cm" svg:height="2.032cm" svg:x="24.228cm" svg:y="18.519cm">
          <text:p text:style-name="P8"><text:span text:style-name="T3">Assign</text:span></text:p>
          <text:p text:style-name="P8"><text:span text:style-name="T3">each</text:span></text:p>
          <text:p text:style-name="P8"><text:span text:style-name="T3">target</text:span></text:p>
          <text:p text:style-name="P8"><text:span text:style-name="T3">to a pe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23.545cm" svg:y1="19.558cm" svg:x2="24.228cm" svg:y2="19.535cm" draw:start-shape="id22" draw:end-shape="id23" draw:end-glue-point="3" svg:d="M23545 19558l683-23" svg:viewBox="0 0 684 24">
          <text:p/>
        </draw:connector>
        <draw:custom-shape draw:style-name="gr8" draw:text-style-name="P8" xml:id="id24" draw:id="id24" draw:layer="layout" svg:width="1.905cm" svg:height="2.032cm" svg:x="26.8cm" svg:y="18.541cm">
          <text:p text:style-name="P8"><text:span text:style-name="T3">Copy this</text:span></text:p>
          <text:p text:style-name="P8"><text:span text:style-name="T3">once per</text:span></text:p>
          <text:p text:style-name="P8"><text:span text:style-name="T3">selected</text:span></text:p>
          <text:p text:style-name="P8"><text:span text:style-name="T3">peer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26.133cm" svg:y1="19.535cm" svg:x2="26.8cm" svg:y2="19.557cm" draw:start-shape="id23" draw:start-glue-point="1" draw:end-shape="id24" svg:d="M26133 19535l667 22" svg:viewBox="0 0 668 23">
          <text:p/>
        </draw:connector>
        <draw:custom-shape draw:style-name="gr8" draw:text-style-name="P8" xml:id="id28" draw:id="id28" draw:layer="layout" svg:width="1.905cm" svg:height="2.032cm" svg:x="24.209cm" svg:y="21.444cm">
          <text:p text:style-name="P8"><text:span text:style-name="T3">Disable</text:span></text:p>
          <text:p text:style-name="P8"><text:span text:style-name="T3">targets</text:span></text:p>
          <text:p text:style-name="P8"><text:span text:style-name="T3">not for</text:span></text:p>
          <text:p text:style-name="P8"><text:span text:style-name="T3">this pe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1" xml:id="id29" draw:id="id29" draw:layer="layout" svg:width="1.905cm" svg:height="2.032cm" svg:x="21.666cm" svg:y="21.446cm">
          <text:p text:style-name="P11"><text:span text:style-name="T7">Send copies</text:span></text:p>
          <text:p text:style-name="P11"><text:span text:style-name="T7">where</text:span></text:p>
          <text:p text:style-name="P11"><text:span text:style-name="T7">number</text:span></text:p>
          <text:p text:style-name="P11"><text:span text:style-name="T7">of desired</text:span></text:p>
          <text:p text:style-name="P11"><text:span text:style-name="T7">targets &gt;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2" xml:id="id25" draw:id="id25" draw:layer="layout" svg:width="2.539cm" svg:height="2.667cm" svg:x="21.318cm" svg:y="15.003cm">
          <text:p text:style-name="P12"><text:span text:style-name="T7">Are you</text:span></text:p>
          <text:p text:style-name="P12"><text:span text:style-name="T7">an originally-</text:span></text:p>
          <text:p text:style-name="P12"><text:span text:style-name="T7">enabled</text:span></text:p>
          <text:p text:style-name="P12"><text:span text:style-name="T7">targe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5" draw:layer="layout" draw:type="line" svg:x1="22.588cm" svg:y1="17.67cm" svg:x2="22.593cm" svg:y2="18.542cm" draw:start-shape="id25" draw:start-glue-point="6" draw:end-shape="id22" draw:end-glue-point="4" svg:d="M22588 17670l5 872" svg:viewBox="0 0 6 873">
          <text:p text:style-name="P2">No <text:s text:c="5"/></text:p>
          <text:p text:style-name="P2"/>
        </draw:connector>
        <draw:custom-shape draw:style-name="gr8" draw:text-style-name="P10" xml:id="id26" draw:id="id26" draw:layer="layout" svg:width="1.905cm" svg:height="2.032cm" svg:x="24.528cm" svg:y="15.327cm">
          <text:p text:style-name="P10"><text:span text:style-name="T6">Decrement</text:span></text:p>
          <text:p text:style-name="P10"><text:span text:style-name="T6">number of</text:span></text:p>
          <text:p text:style-name="P10"><text:span text:style-name="T6">desired</text:span></text:p>
          <text:p text:style-name="P10"><text:span text:style-name="T6">targ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23.857cm" svg:y1="16.336cm" svg:x2="24.528cm" svg:y2="16.343cm" draw:start-shape="id25" draw:end-shape="id26" draw:end-glue-point="3" svg:d="M23857 16336l671 7" svg:viewBox="0 0 672 8">
          <text:p text:style-name="P2"/>
          <text:p text:style-name="P2"/>
          <text:p text:style-name="P2">Yes <text:s text:c="2"/></text:p>
        </draw:connector>
        <draw:custom-shape draw:style-name="gr8" draw:text-style-name="P8" xml:id="id27" draw:id="id27" draw:layer="layout" svg:width="1.905cm" svg:height="2.032cm" svg:x="26.825cm" svg:y="21.462cm">
          <text:p text:style-name="P8"><text:span text:style-name="T3">Distribute</text:span></text:p>
          <text:p text:style-name="P8"><text:span text:style-name="T3">number of</text:span></text:p>
          <text:p text:style-name="P8"><text:span text:style-name="T3">desired</text:span></text:p>
          <text:p text:style-name="P8"><text:span text:style-name="T3">targe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26.825cm" svg:y1="22.478cm" svg:x2="26.114cm" svg:y2="22.46cm" draw:start-shape="id27" draw:start-glue-point="3" draw:end-shape="id28" draw:end-glue-point="1" svg:d="M26825 22478l-711-18" svg:viewBox="0 0 712 19">
          <text:p/>
        </draw:connector>
        <draw:connector draw:style-name="gr9" draw:text-style-name="P7" draw:layer="layout" draw:type="line" svg:x1="27.752cm" svg:y1="20.573cm" svg:x2="27.777cm" svg:y2="21.462cm" draw:start-shape="id24" draw:start-glue-point="2" draw:end-shape="id27" draw:end-glue-point="0" svg:d="M27752 20573l25 889" svg:viewBox="0 0 26 890">
          <text:p/>
        </draw:connector>
        <draw:connector draw:style-name="gr9" draw:text-style-name="P7" draw:layer="layout" draw:type="line" svg:x1="24.209cm" svg:y1="22.46cm" svg:x2="23.571cm" svg:y2="22.462cm" draw:start-shape="id28" draw:end-shape="id29" draw:end-glue-point="1" svg:d="M24209 22460l-638 2" svg:viewBox="0 0 639 3">
          <text:p/>
        </draw:connector>
        <draw:connector draw:style-name="gr6" draw:text-style-name="P5" draw:layer="layout" draw:line-skew="-0.492cm" svg:x1="10.91cm" svg:y1="12.223cm" svg:x2="6.343cm" svg:y2="15.088cm" draw:start-shape="id15" draw:start-glue-point="6" draw:end-shape="id3" draw:end-glue-point="4" svg:d="M10910 12223v940h-4567v1925" svg:viewBox="0 0 4568 2866">
          <text:p text:style-name="P2">Targeted <text:s text:c="9"/></text:p>
        </draw:connector>
        <draw:connector draw:style-name="gr6" draw:text-style-name="P5" draw:layer="layout" draw:line-skew="-0.45cm" svg:x1="10.91cm" svg:y1="12.223cm" svg:x2="22.588cm" svg:y2="15.003cm" draw:start-shape="id15" draw:start-glue-point="6" draw:end-shape="id25" draw:end-glue-point="4" svg:d="M10910 12223v940h11678v1840" svg:viewBox="0 0 11679 2781">
          <text:p text:style-name="P2"><text:s text:c="24"/><text:s text:c="24"/><text:s text:c="24"/><text:s text:c="11"/>Manycast</text:p>
        </draw:connector>
        <draw:connector draw:style-name="gr6" draw:text-style-name="P15" draw:layer="layout" draw:line-skew="-0.619cm" svg:x1="10.91cm" svg:y1="12.223cm" svg:x2="15.593cm" svg:y2="15.341cm" draw:start-shape="id15" draw:start-glue-point="6" draw:end-shape="id16" draw:end-glue-point="4" svg:d="M10910 12223v940h4683v2178" svg:viewBox="0 0 4684 3119">
          <text:p text:style-name="P13"/>
          <text:p text:style-name="P14"><text:s text:c="9"/><text:s text:c="9"/><text:s text:c="9"/><text:s text:c="9"/><text:s text:c="6"/>Multicast</text:p>
          <text:p text:style-name="P13"/>
        </draw:connector>
        <draw:connector draw:style-name="gr6" draw:text-style-name="P5" draw:layer="layout" svg:x1="10.977cm" svg:y1="16.447cm" svg:x2="12.787cm" svg:y2="17.221cm" draw:start-shape="id1" draw:start-glue-point="7" draw:end-shape="id7" draw:end-glue-point="4" svg:d="M10977 16447h1810v774" svg:viewBox="0 0 1811 775">
          <text:p text:style-name="P2">Yes <text:s text:c="3"/></text:p>
          <text:p text:style-name="P2"/>
          <text:p text:style-name="P2"/>
        </draw:connector>
        <draw:connector draw:style-name="gr6" draw:text-style-name="P5" draw:layer="layout" draw:line-skew="-0.505cm" svg:x1="10.909cm" svg:y1="12.223cm" svg:x2="9.707cm" svg:y2="15.113cm" draw:start-shape="id15" draw:end-shape="id1" draw:end-glue-point="0" svg:d="M10909 12223v940h-1202v1950" svg:viewBox="0 0 1203 2891">
          <text:p text:style-name="P2"><text:s text:c="4"/>Flood</text:p>
        </draw:connector>
        <draw:custom-shape draw:style-name="gr17" draw:text-style-name="P16" draw:layer="layout" svg:width="5.97cm" svg:height="10.57cm" svg:x="1.768cm" svg:y="14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5.97cm" svg:height="5.207cm" svg:x="7.985cm" svg:y="14.306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21.065cm" svg:y1="14.306cm" svg:x2="30.158cm" svg:y2="14.306cm">
          <text:p/>
        </draw:line>
        <draw:line draw:style-name="gr20" draw:text-style-name="P7" draw:layer="layout" svg:x1="21.129cm" svg:y1="20.502cm" svg:x2="21.129cm" svg:y2="14.305cm">
          <text:p/>
        </draw:line>
        <draw:line draw:style-name="gr20" draw:text-style-name="P7" draw:layer="layout" svg:x1="16.723cm" svg:y1="27.975cm" svg:x2="24.343cm" svg:y2="27.975cm">
          <text:p/>
        </draw:line>
        <draw:line draw:style-name="gr20" draw:text-style-name="P7" draw:layer="layout" svg:x1="24.216cm" svg:y1="23.882cm" svg:x2="30.16cm" svg:y2="23.882cm">
          <text:p/>
        </draw:line>
        <draw:line draw:style-name="gr20" draw:text-style-name="P7" draw:layer="layout" svg:x1="30.141cm" svg:y1="14.255cm" svg:x2="30.141cm" svg:y2="23.907cm">
          <text:p/>
        </draw:line>
        <draw:custom-shape draw:style-name="gr21" draw:text-style-name="P9" xml:id="id32" draw:id="id32" draw:layer="layout" svg:width="2.539cm" svg:height="2.667cm" svg:x="15.674cm" svg:y="33.544cm">
          <text:p text:style-name="P9"><text:span text:style-name="T4">Possible</text:span></text:p>
          <text:p text:style-name="P9"><text:span text:style-name="T4">to verify</text:span></text:p>
          <text:p text:style-name="P9"><text:span text:style-name="T4">sig/CR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6" xml:id="id34" draw:id="id34" draw:layer="layout" svg:width="2.539cm" svg:height="2.667cm" svg:x="19.257cm" svg:y="31.513cm">
          <text:p text:style-name="P6"><text:span text:style-name="T2">Sig/CRC</text:span></text:p>
          <text:p text:style-name="P6"><text:span text:style-name="T2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31" draw:id="id31" draw:layer="layout" svg:width="1.905cm" svg:height="2.032cm" svg:x="12.101cm" svg:y="33.858cm">
          <text:p text:style-name="P1"><text:span text:style-name="T1">Do 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18.213cm" svg:y1="30.714cm" svg:x2="26.268cm" svg:y2="30.72cm" draw:start-shape="id8" draw:end-shape="id30" svg:d="M18213 30714l8055 6" svg:viewBox="0 0 8056 7">
          <text:p text:style-name="P2">No <text:s text:c="4"/><text:s text:c="9"/><text:s text:c="9"/><text:s text:c="9"/><text:s text:c="9"/><text:s/></text:p>
          <text:p text:style-name="P2"/>
        </draw:connector>
        <draw:custom-shape draw:style-name="gr23" draw:text-style-name="P9" xml:id="id33" draw:id="id33" draw:layer="layout" svg:width="2.539cm" svg:height="2.667cm" svg:x="11.751cm" svg:y="29.375cm">
          <text:p text:style-name="P9"><text:span text:style-name="T4">Possible</text:span></text:p>
          <text:p text:style-name="P9"><text:span text:style-name="T4">to decryp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type="line" svg:x1="14.006cm" svg:y1="34.874cm" svg:x2="15.674cm" svg:y2="34.877cm" draw:start-shape="id31" draw:end-shape="id32" svg:d="M14006 34874l1668 3" svg:viewBox="0 0 1669 4">
          <text:p/>
        </draw:connector>
        <draw:connector draw:style-name="gr6" draw:text-style-name="P5" draw:layer="layout" draw:type="line" svg:x1="15.674cm" svg:y1="30.714cm" svg:x2="14.29cm" svg:y2="30.708cm" draw:start-shape="id8" draw:end-shape="id33" svg:d="M15674 30714l-1384-6" svg:viewBox="0 0 1385 7">
          <text:p text:style-name="P2"><text:s text:c="8"/>Yes <text:s text:c="3"/></text:p>
          <text:p text:style-name="P2"/>
        </draw:connector>
        <draw:connector draw:style-name="gr6" draw:text-style-name="P5" draw:layer="layout" draw:type="line" svg:x1="13.02cm" svg:y1="32.042cm" svg:x2="13.053cm" svg:y2="33.858cm" draw:start-shape="id33" draw:end-shape="id31" draw:end-glue-point="0" svg:d="M13020 32042l33 1816" svg:viewBox="0 0 34 1817">
          <text:p text:style-name="P2"><text:s text:c="7"/>Yes</text:p>
          <text:p text:style-name="P2"/>
          <text:p text:style-name="P2"/>
        </draw:connector>
        <draw:custom-shape draw:style-name="gr8" draw:text-style-name="P1" xml:id="id37" draw:id="id37" draw:layer="layout" svg:width="1.905cm" svg:height="2.032cm" svg:x="3.066cm" svg:y="32.834cm">
          <text:p text:style-name="P1"><text:span text:style-name="T1">Reply</text:span></text:p>
          <text:p text:style-name="P1"><text:span text:style-name="T1">error</text:span></text:p>
          <text:p text:style-name="P1"><text:span text:style-name="T1">code 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9" draw:id="id39" draw:layer="layout" svg:width="2.92cm" svg:height="2.032cm" svg:x="1.082cm" svg:y="36.968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7" xml:id="id35" draw:id="id35" draw:layer="layout" svg:width="1.905cm" svg:height="2.032cm" svg:x="23.446cm" svg:y="31.846cm">
          <text:p text:style-name="P17"><text:span text:style-name="T8">Reply</text:span></text:p>
          <text:p text:style-name="P17"><text:span text:style-name="T8">error</text:span></text:p>
          <text:p text:style-name="P17"><text:span text:style-name="T8">code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21.796cm" svg:y1="32.846cm" svg:x2="23.446cm" svg:y2="32.862cm" draw:start-shape="id34" draw:end-shape="id35" svg:d="M21796 32846l1650 16" svg:viewBox="0 0 1651 17">
          <text:p text:style-name="P2"/>
          <text:p text:style-name="P2">No <text:s text:c="6"/></text:p>
        </draw:connector>
        <draw:custom-shape draw:style-name="gr24" draw:text-style-name="P9" xml:id="id36" draw:id="id36" draw:layer="layout" svg:width="2.539cm" svg:height="2.667cm" svg:x="7.472cm" svg:y="32.475cm">
          <text:p text:style-name="P9"><text:span text:style-name="T4">Reas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8" draw:layer="layout" draw:type="line" svg:x1="7.472cm" svg:y1="33.808cm" svg:x2="4.971cm" svg:y2="33.85cm" draw:start-shape="id36" draw:end-shape="id37" svg:d="M7472 33808l-2501 42" svg:viewBox="0 0 2502 43">
          <text:p text:style-name="P2"><text:span text:style-name="T7"><text:s text:c="10"/></text:span><text:span text:style-name="T7">Unsupported <text:s text:c="5"/></text:span></text:p>
          <text:p text:style-name="P2"><text:span text:style-name="T7"><text:s text:c="11"/></text:span><text:span text:style-name="T7">Method <text:s text:c="5"/></text:span></text:p>
        </draw:connector>
        <draw:custom-shape draw:style-name="gr25" draw:text-style-name="P4" xml:id="id38" draw:id="id38" draw:layer="layout" svg:width="1.905cm" svg:height="2.032cm" svg:x="7.809cm" svg:y="36.959cm">
          <text:p text:style-name="P4"><text:span text:style-name="T1">Reply</text:span></text:p>
          <text:p text:style-name="P4"><text:span text:style-name="T1">error</text:span></text:p>
          <text:p text:style-name="P4"><text:span text:style-name="T1">code 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8" draw:layer="layout" draw:type="line" svg:x1="8.741cm" svg:y1="35.142cm" svg:x2="8.761cm" svg:y2="36.959cm" draw:start-shape="id36" draw:end-shape="id38" svg:d="M8741 35142l20 1817" svg:viewBox="0 0 21 1818">
          <text:p text:style-name="P2"><text:span text:style-name="T7"><text:s text:c="10"/></text:span><text:span text:style-name="T7">Other</text:span></text:p>
          <text:p text:style-name="P2"><text:span text:style-name="T7"/></text:p>
          <text:p text:style-name="P2"><text:span text:style-name="T7"/></text:p>
          <text:p text:style-name="P2"><text:span text:style-name="T7"/></text:p>
        </draw:connector>
        <draw:connector draw:style-name="gr9" draw:text-style-name="P7" draw:layer="layout" draw:type="line" svg:x1="7.809cm" svg:y1="37.975cm" svg:x2="4.002cm" svg:y2="37.984cm" draw:start-shape="id38" draw:end-shape="id39" svg:d="M7809 37975l-3807 9" svg:viewBox="0 0 3808 10">
          <text:p/>
        </draw:connector>
        <draw:custom-shape draw:style-name="gr8" draw:text-style-name="P1" xml:id="id46" draw:id="id46" draw:layer="layout" svg:width="1.905cm" svg:height="2.032cm" svg:x="19.279cm" svg:y="37.618cm">
          <text:p text:style-name="P1"><text:span text:style-name="T1">Reply</text:span></text:p>
          <text:p text:style-name="P1"><text:span text:style-name="T1">error</text:span></text:p>
          <text:p text:style-name="P1"><text:span text:style-name="T1">code 8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6" draw:text-style-name="P9" xml:id="id40" draw:id="id40" draw:layer="layout" svg:width="2.539cm" svg:height="2.667cm" svg:x="15.699cm" svg:y="37.314cm">
          <text:p text:style-name="P9"><text:span text:style-name="T4">Reas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4" xml:id="id41" draw:id="id41" draw:layer="layout" svg:width="1.905cm" svg:height="2.032cm" svg:x="12.155cm" svg:y="37.638cm">
          <text:p text:style-name="P4"><text:span text:style-name="T1">Reply</text:span></text:p>
          <text:p text:style-name="P4"><text:span text:style-name="T1">error</text:span></text:p>
          <text:p text:style-name="P4"><text:span text:style-name="T1">code 9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8" draw:layer="layout" draw:type="line" svg:x1="15.699cm" svg:y1="38.647cm" svg:x2="14.06cm" svg:y2="38.654cm" draw:start-shape="id40" draw:end-shape="id41" svg:d="M15699 38647l-1639 7" svg:viewBox="0 0 1640 8">
          <text:p text:style-name="P2"><text:span text:style-name="T7"><text:s text:c="6"/></text:span><text:span text:style-name="T7">Other</text:span></text:p>
          <text:p text:style-name="P2"><text:span text:style-name="T7"><text:s/></text:span></text:p>
        </draw:connector>
        <draw:connector draw:style-name="gr6" draw:text-style-name="P5" draw:layer="layout" draw:type="line" svg:x1="16.943cm" svg:y1="36.211cm" svg:x2="16.968cm" svg:y2="37.314cm" draw:start-shape="id32" draw:end-shape="id40" svg:d="M16943 36211l25 1103" svg:viewBox="0 0 26 1104">
          <text:p text:style-name="P2"><text:s text:c="7"/>No</text:p>
          <text:p text:style-name="P2"/>
        </draw:connector>
        <draw:connector draw:style-name="gr9" draw:text-style-name="P7" draw:layer="layout" svg:x1="4.971cm" svg:y1="33.85cm" svg:x2="4.971cm" svg:y2="33.85cm" draw:start-shape="id37" draw:end-shape="id37" svg:d="M4971 33850z" svg:viewBox="0 0 1 1">
          <text:p/>
        </draw:connector>
        <draw:custom-shape draw:style-name="gr28" draw:text-style-name="P12" xml:id="id42" draw:id="id42" draw:layer="layout" svg:width="2.539cm" svg:height="2.667cm" svg:x="17.44cm" svg:y="24.641cm">
          <text:p text:style-name="P12"><text:span text:style-name="T7">Are you</text:span></text:p>
          <text:p text:style-name="P12"><text:span text:style-name="T7">an originally-</text:span></text:p>
          <text:p text:style-name="P12"><text:span text:style-name="T7">enabled</text:span></text:p>
          <text:p text:style-name="P12"><text:span text:style-name="T7">targe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line-skew="-0.021cm" svg:x1="22.618cm" svg:y1="21.446cm" svg:x2="18.688cm" svg:y2="21.179cm" draw:start-shape="id29" draw:end-shape="id21" draw:end-glue-point="4" svg:d="M22618 21446v-790h-3930v523" svg:viewBox="0 0 3931 791">
          <text:p/>
        </draw:connector>
        <draw:line draw:style-name="gr19" draw:text-style-name="P7" draw:layer="layout" svg:x1="14.31cm" svg:y1="14.306cm" svg:x2="19.39cm" svg:y2="14.306cm">
          <text:p/>
        </draw:line>
        <draw:line draw:style-name="gr29" draw:text-style-name="P7" draw:layer="layout" svg:x1="21.127cm" svg:y1="23.733cm" svg:x2="21.127cm" svg:y2="20.329cm">
          <text:p/>
        </draw:line>
        <draw:line draw:style-name="gr20" draw:text-style-name="P7" draw:layer="layout" svg:x1="19.43cm" svg:y1="20.502cm" svg:x2="19.43cm" svg:y2="14.255cm">
          <text:p/>
        </draw:line>
        <draw:line draw:style-name="gr19" draw:text-style-name="P7" draw:layer="layout" svg:x1="19.397cm" svg:y1="20.458cm" svg:x2="21.175cm" svg:y2="20.458cm">
          <text:p/>
        </draw:line>
        <draw:line draw:style-name="gr30" draw:text-style-name="P7" draw:layer="layout" svg:x1="16.898cm" svg:y1="20.458cm" svg:x2="19.54cm" svg:y2="20.458cm">
          <text:p/>
        </draw:line>
        <draw:line draw:style-name="gr29" draw:text-style-name="P7" draw:layer="layout" svg:x1="16.779cm" svg:y1="23.653cm" svg:x2="16.779cm" svg:y2="20.402cm">
          <text:p/>
        </draw:line>
        <draw:line draw:style-name="gr20" draw:text-style-name="P7" draw:layer="layout" svg:x1="14.33cm" svg:y1="23.856cm" svg:x2="14.33cm" svg:y2="14.254cm">
          <text:p/>
        </draw:line>
        <draw:line draw:style-name="gr19" draw:text-style-name="P7" draw:layer="layout" svg:x1="14.283cm" svg:y1="23.854cm" svg:x2="16.772cm" svg:y2="23.854cm">
          <text:p/>
        </draw:line>
        <draw:line draw:style-name="gr20" draw:text-style-name="P7" draw:layer="layout" svg:x1="16.781cm" svg:y1="27.971cm" svg:x2="16.781cm" svg:y2="23.805cm">
          <text:p/>
        </draw:line>
        <draw:custom-shape draw:style-name="gr8" draw:text-style-name="P1" xml:id="id43" draw:id="id43" draw:layer="layout" svg:width="1.905cm" svg:height="2.032cm" svg:x="21.67cm" svg:y="24.974cm">
          <text:p text:style-name="P1"><text:span text:style-name="T1">Reply</text:span></text:p>
          <text:p text:style-name="P1"><text:span text:style-name="T1">error</text:span></text:p>
          <text:p text:style-name="P1"><text:span text:style-name="T1">code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18.687cm" svg:y1="23.846cm" svg:x2="18.709cm" svg:y2="24.641cm" draw:start-shape="id21" draw:end-shape="id42" svg:d="M18687 23846l22 795" svg:viewBox="0 0 23 796">
          <text:p text:style-name="P2"><text:s text:c="8"/>Yes</text:p>
          <text:p text:style-name="P2"/>
        </draw:connector>
        <draw:connector draw:style-name="gr6" draw:text-style-name="P5" draw:layer="layout" svg:x1="19.957cm" svg:y1="22.513cm" svg:x2="21.67cm" svg:y2="25.99cm" draw:start-shape="id21" draw:start-glue-point="7" draw:end-shape="id43" draw:end-glue-point="5" svg:d="M19957 22513h856v3477h857" svg:viewBox="0 0 1714 3478">
          <text:p text:style-name="P2">No <text:s text:c="5"/></text:p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20" draw:layer="layout" draw:line-skew="-0.139cm 1.297cm" svg:x1="18.71cm" svg:y1="27.308cm" svg:x2="25.402cm" svg:y2="25.983cm" draw:start-shape="id42" draw:start-glue-point="6" draw:end-shape="id44" draw:end-glue-point="5" svg:d="M18710 27308v362h5277v-1687h1415" svg:viewBox="0 0 6693 1688">
          <text:p text:style-name="P19"/>
          <text:p text:style-name="P19"/>
          <text:p text:style-name="P19">No <text:s text:c="6"/><text:s text:c="12"/><text:s text:c="12"/><text:s text:c="9"/></text:p>
        </draw:connector>
        <draw:line draw:style-name="gr20" draw:text-style-name="P7" draw:layer="layout" svg:x1="24.317cm" svg:y1="27.997cm" svg:x2="24.317cm" svg:y2="23.882cm">
          <text:p/>
        </draw:line>
        <draw:line draw:style-name="gr30" draw:text-style-name="P7" draw:layer="layout" svg:x1="21.09cm" svg:y1="23.882cm" svg:x2="24.392cm" svg:y2="23.882cm">
          <text:p/>
        </draw:line>
        <draw:custom-shape draw:style-name="gr31" draw:text-style-name="P12" xml:id="id45" draw:id="id45" draw:layer="layout" svg:width="2.539cm" svg:height="2.667cm" svg:x="27.088cm" svg:y="14.993cm">
          <text:p text:style-name="P12"><text:span text:style-name="T7">Desired</text:span></text:p>
          <text:p text:style-name="P12"><text:span text:style-name="T7">number of</text:span></text:p>
          <text:p text:style-name="P12"><text:span text:style-name="T7">targets now</text:span></text:p>
          <text:p text:style-name="P12"><text:span text:style-name="T7">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type="line" svg:x1="26.433cm" svg:y1="16.343cm" svg:x2="27.088cm" svg:y2="16.326cm" draw:start-shape="id26" draw:end-shape="id45" svg:d="M26433 16343l655-17" svg:viewBox="0 0 656 18">
          <text:p/>
        </draw:connector>
        <draw:connector draw:style-name="gr6" draw:text-style-name="P5" draw:layer="layout" draw:line-skew="-0.011cm 0cm -0.179cm" svg:x1="28.358cm" svg:y1="17.66cm" svg:x2="22.593cm" svg:y2="18.542cm" draw:start-shape="id45" draw:start-glue-point="6" draw:end-shape="id22" draw:end-glue-point="4" svg:d="M28358 17660v490h-3042v-288h-2723v680" svg:viewBox="0 0 5766 883">
          <text:p text:style-name="P2"><text:s text:c="39"/>No</text:p>
          <text:p text:style-name="P2"/>
        </draw:connector>
        <draw:connector draw:style-name="gr6" draw:text-style-name="P5" draw:layer="layout" draw:line-skew="0.336cm 4.785cm" svg:x1="29.627cm" svg:y1="16.327cm" svg:x2="16.944cm" svg:y2="29.381cm" draw:start-shape="id45" draw:start-glue-point="7" draw:end-shape="id8" draw:end-glue-point="4" svg:d="M29627 16327h837v11978h-13520v1076" svg:viewBox="0 0 13521 13055">
          <text:p text:style-name="P2"><text:s text:c="66"/>Ye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2" draw:text-style-name="P20" draw:layer="layout" draw:type="line" svg:x1="17.44cm" svg:y1="25.975cm" svg:x2="12.798cm" svg:y2="25.959cm" draw:start-shape="id42" draw:start-glue-point="5" svg:d="M17440 25975l-4642-16" svg:viewBox="0 0 4643 17">
          <text:p text:style-name="P2"><text:span text:style-name="T9"/></text:p>
          <text:p text:style-name="P2"><text:span text:style-name="T9"><text:s text:c="30"/></text:span><text:span text:style-name="T9">Yes</text:span></text:p>
        </draw:connector>
        <draw:connector draw:style-name="gr9" draw:text-style-name="P7" draw:layer="layout" draw:line-skew="3.85cm 1.503cm" svg:x1="25.351cm" svg:y1="32.862cm" svg:x2="2.542cm" svg:y2="39cm" draw:start-shape="id35" draw:start-glue-point="7" draw:end-shape="id39" draw:end-glue-point="6" svg:d="M25351 32862h4351v8143h-27160v-2005" svg:viewBox="0 0 27161 8144">
          <text:p/>
        </draw:connector>
        <draw:connector draw:style-name="gr9" draw:text-style-name="P7" draw:layer="layout" draw:line-skew="0.828cm" svg:x1="13.108cm" svg:y1="39.67cm" svg:x2="2.542cm" svg:y2="39cm" draw:start-shape="id41" draw:start-glue-point="6" draw:end-shape="id39" svg:d="M13108 39670v1330h-10566v-2000" svg:viewBox="0 0 10567 2001">
          <text:p/>
        </draw:connector>
        <draw:connector draw:style-name="gr9" draw:text-style-name="P7" draw:layer="layout" draw:line-skew="0cm 0.848cm" svg:x1="21.184cm" svg:y1="38.634cm" svg:x2="2.542cm" svg:y2="39cm" draw:start-shape="id46" draw:start-glue-point="7" draw:end-shape="id39" draw:end-glue-point="6" svg:d="M21184 38634h501v2366h-19143v-2000" svg:viewBox="0 0 19144 2367">
          <text:p/>
        </draw:connector>
        <draw:custom-shape draw:style-name="gr32" draw:text-style-name="P12" xml:id="id47" draw:id="id47" draw:layer="layout" svg:width="2.539cm" svg:height="2.667cm" svg:x="30.768cm" svg:y="29.419cm">
          <text:p text:style-name="P12"><text:span text:style-name="T3">Messag</text:span><text:span text:style-name="T3">e</text:span></text:p>
          <text:p text:style-name="P12"><text:span text:style-name="T3">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svg:x1="20.527cm" svg:y1="31.513cm" svg:x2="26.268cm" svg:y2="30.721cm" draw:start-shape="id34" draw:start-glue-point="4" draw:end-shape="id30" draw:end-glue-point="5" svg:d="M20527 31513v-792h5741" svg:viewBox="0 0 5742 793">
          <text:p text:style-name="P2"/>
          <text:p text:style-name="P2"/>
          <text:p text:style-name="P2"><text:s text:c="2"/>Yes <text:s text:c="24"/></text:p>
          <text:p text:style-name="P2"/>
        </draw:connector>
        <draw:custom-shape draw:style-name="gr8" draw:text-style-name="P21" xml:id="id49" draw:id="id49" draw:layer="layout" svg:width="1.905cm" svg:height="2.032cm" svg:x="44.266cm" svg:y="37.65cm">
          <text:p text:style-name="P21"><text:span text:style-name="T5">Reply</text:span></text:p>
          <text:p text:style-name="P21"><text:span text:style-name="T5">unicast</text:span></text:p>
          <text:p text:style-name="P21"><text:span text:style-name="T5">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2" xml:id="id48" draw:id="id48" draw:layer="layout" svg:width="2.539cm" svg:height="2.667cm" svg:x="39.368cm" svg:y="37.348cm">
          <text:p text:style-name="P22"><text:span text:style-name="T5">Route</text:span></text:p>
          <text:p text:style-name="P22"><text:span text:style-name="T5">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line-skew="-1.682cm" svg:x1="33.307cm" svg:y1="30.753cm" svg:x2="39.368cm" svg:y2="38.681cm" draw:start-shape="id47" draw:start-glue-point="7" draw:end-shape="id48" svg:d="M33307 30753h1348v7928h4713" svg:viewBox="0 0 6062 7929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PING <text:s text:c="9"/></text:p>
          <text:p text:style-name="P2"><text:span text:style-name="T5"/></text:p>
          <text:p text:style-name="P2"><text:span text:style-name="T5"/></text:p>
          <text:p text:style-name="P2"/>
        </draw:connector>
        <draw:connector draw:style-name="gr6" draw:text-style-name="P7" draw:layer="layout" svg:x1="41.907cm" svg:y1="38.682cm" svg:x2="44.266cm" svg:y2="38.666cm" draw:start-shape="id48" draw:start-glue-point="7" draw:end-shape="id49" svg:d="M41907 38682h1179v-16h1180" svg:viewBox="0 0 2360 17">
          <text:p text:style-name="P2"/>
        </draw:connector>
        <draw:connector draw:style-name="gr6" draw:text-style-name="P7" draw:layer="layout" svg:x1="40.638cm" svg:y1="40.015cm" svg:x2="43.738cm" svg:y2="41.107cm" draw:start-shape="id48" draw:start-glue-point="6" draw:end-shape="id50" draw:end-glue-point="5" svg:d="M40638 40015v1092h3100" svg:viewBox="0 0 3101 1093">
          <text:p text:style-name="P2"><text:span text:style-name="T8"/></text:p>
          <text:p text:style-name="P2"><text:span text:style-name="T8"/></text:p>
          <text:p text:style-name="P2">Tree <text:s/><text:s text:c="5"/></text:p>
          <text:p text:style-name="P2">Flood <text:s text:c="4"/></text:p>
        </draw:connector>
        <draw:custom-shape draw:style-name="gr34" draw:text-style-name="P16" draw:layer="layout" svg:width="8.206cm" svg:height="5.261cm" svg:x="38.768cm" svg:y="37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8.206cm" svg:height="3.066cm" svg:x="38.768cm" svg:y="3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3" xml:id="id51" draw:id="id51" draw:layer="layout" svg:width="1.905cm" svg:height="2.032cm" svg:x="39.776cm" svg:y="34.516cm">
          <text:p text:style-name="P23"><text:span text:style-name="T2">Gather</text:span></text:p>
          <text:p text:style-name="P23"><text:span text:style-name="T2">nearest</text:span></text:p>
          <text:p text:style-name="P23"><text:span text:style-name="T2">k to</text:span></text:p>
          <text:p text:style-name="P23"><text:span text:style-name="T2">tar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3" xml:id="id52" draw:id="id52" draw:layer="layout" svg:width="1.905cm" svg:height="2.032cm" svg:x="43.566cm" svg:y="34.516cm">
          <text:p text:style-name="P23"><text:span text:style-name="T2">Reply</text:span></text:p>
          <text:p text:style-name="P23"><text:span text:style-name="T2">unicast</text:span></text:p>
          <text:p text:style-name="P23"><text:span text:style-name="T2">with</text:span></text:p>
          <text:p text:style-name="P23"><text:span text:style-name="T2">peer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41.681cm" svg:y1="35.532cm" svg:x2="43.566cm" svg:y2="35.532cm" draw:start-shape="id51" draw:end-shape="id52" svg:d="M41681 35532h1885" svg:viewBox="0 0 1886 1">
          <text:p/>
        </draw:connector>
        <draw:connector draw:style-name="gr6" draw:text-style-name="P7" draw:layer="layout" draw:line-skew="-1.886cm" svg:x1="33.307cm" svg:y1="30.753cm" svg:x2="39.776cm" svg:y2="35.532cm" draw:start-shape="id47" draw:start-glue-point="7" draw:end-shape="id51" draw:end-glue-point="5" svg:d="M33307 30753h1348v4779h5121" svg:viewBox="0 0 6470 4780">
          <text:p text:style-name="P2"><text:span text:style-name="T10"/></text:p>
          <text:p text:style-name="P2"><text:span text:style-name="T10"/></text:p>
          <text:p text:style-name="P2"><text:span text:style-name="T11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/>
          <text:p text:style-name="P2"><text:span text:style-name="T9"/></text:p>
          <text:p text:style-name="P2"><text:span text:style-name="T9"/></text:p>
          <text:p text:style-name="P2"><text:s/>FIND_NODE</text:p>
          <text:p text:style-name="P2"><text:span text:style-name="T5"/></text:p>
          <text:p text:style-name="P2"><text:span text:style-name="T5"/></text:p>
          <text:p text:style-name="P2"/>
          <text:p text:style-name="P2"/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</draw:connector>
        <draw:custom-shape draw:style-name="gr36" draw:text-style-name="P16" draw:layer="layout" svg:width="8.206cm" svg:height="6.387cm" svg:x="38.768cm" svg:y="2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xml:id="id53" draw:id="id53" draw:layer="layout" svg:width="2.539cm" svg:height="2.667cm" svg:x="39.403cm" svg:y="27.463cm">
          <text:p text:style-name="P12"><text:span text:style-name="T3">Do you</text:span></text:p>
          <text:p text:style-name="P12"><text:span text:style-name="T3">know</text:span></text:p>
          <text:p text:style-name="P12"><text:span text:style-name="T3">ke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40.673cm" svg:y1="30.13cm" svg:x2="40.693cm" svg:y2="31.279cm" draw:start-shape="id53" draw:start-glue-point="6" draw:end-shape="id54" draw:end-glue-point="0" svg:d="M40673 30130l20 1149" svg:viewBox="0 0 21 1150">
          <text:p text:style-name="P2"><text:s text:c="2"/><text:s text:c="2"/><text:s text:c="2"/><text:s/>No</text:p>
          <text:p text:style-name="P2"/>
        </draw:connector>
        <draw:connector draw:style-name="gr6" draw:text-style-name="P7" draw:layer="layout" draw:line-skew="-1.7cm" svg:x1="33.307cm" svg:y1="30.753cm" svg:x2="39.403cm" svg:y2="28.797cm" draw:start-shape="id47" draw:start-glue-point="7" draw:end-shape="id53" draw:end-glue-point="5" svg:d="M33307 30753h1348v-1956h4748" svg:viewBox="0 0 6097 1957">
          <text:p text:style-name="P2"/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/>FIND_KEY <text:s/></text:p>
          <text:p text:style-name="P2"><text:span text:style-name="T14"/></text:p>
          <text:p text:style-name="P2"><text:span text:style-name="T14"/></text:p>
          <text:p text:style-name="P2"><text:span text:style-name="T15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/>
          <text:p text:style-name="P2"/>
          <text:p text:style-name="P2"/>
          <text:p text:style-name="P2"/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</draw:connector>
        <draw:custom-shape draw:style-name="gr8" draw:text-style-name="P23" xml:id="id54" draw:id="id54" draw:layer="layout" svg:width="1.905cm" svg:height="2.032cm" svg:x="39.741cm" svg:y="31.279cm">
          <text:p text:style-name="P23"><text:span text:style-name="T2">Set reply</text:span></text:p>
          <text:p text:style-name="P23"><text:span text:style-name="T2">status to</text:span></text:p>
          <text:p text:style-name="P23"><text:span text:style-name="T2">error</text:span></text:p>
          <text:p text:style-name="P23"><text:span text:style-name="T2">code 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40.693cm" svg:y1="33.311cm" svg:x2="40.728cm" svg:y2="34.516cm" draw:start-shape="id54" draw:end-shape="id51" draw:end-glue-point="0" svg:d="M40693 33311l35 1205" svg:viewBox="0 0 36 1206">
          <text:p/>
        </draw:connector>
        <draw:custom-shape draw:style-name="gr8" draw:text-style-name="P8" xml:id="id55" draw:id="id55" draw:layer="layout" svg:width="1.905cm" svg:height="2.032cm" svg:x="43.566cm" svg:y="27.777cm">
          <text:p text:style-name="P12"><text:span text:style-name="T3">Reply</text:span></text:p>
          <text:p text:style-name="P12"><text:span text:style-name="T3">unicast</text:span></text:p>
          <text:p text:style-name="P12"><text:span text:style-name="T3">with key’s</text:span></text:p>
          <text:p text:style-name="P8"><text:span text:style-name="T3">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type="line" svg:x1="41.942cm" svg:y1="28.797cm" svg:x2="43.566cm" svg:y2="28.793cm" draw:start-shape="id53" draw:start-glue-point="7" draw:end-shape="id55" draw:end-glue-point="5" svg:d="M41942 28797l1624-4" svg:viewBox="0 0 1625 5">
          <text:p text:style-name="P2">Yes <text:s text:c="3"/></text:p>
          <text:p text:style-name="P2"/>
        </draw:connector>
        <draw:connector draw:style-name="gr6" draw:text-style-name="P7" draw:layer="layout" draw:line-skew="-1.869cm" svg:x1="33.307cm" svg:y1="30.753cm" svg:x2="39.741cm" svg:y2="43.796cm" draw:start-shape="id47" draw:start-glue-point="7" draw:end-shape="id56" draw:end-glue-point="5" svg:d="M33307 30753h1348v13043h5086" svg:viewBox="0 0 6435 13044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/>N/ACK <text:s text:c="2"/><text:s text:c="7"/></text:p>
        </draw:connector>
        <draw:connector draw:style-name="gr6" draw:text-style-name="P7" draw:layer="layout" draw:line-skew="-2.351cm" svg:x1="33.307cm" svg:y1="30.753cm" svg:x2="40.111cm" svg:y2="13.264cm" draw:start-shape="id47" draw:start-glue-point="7" svg:d="M33307 30753h1302v-17489h5502" svg:viewBox="0 0 6805 17490">
          <text:p text:style-name="P2">STORE_KEY <text:s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7" draw:layer="layout" draw:line-skew="-2.218cm" svg:x1="33.307cm" svg:y1="30.753cm" svg:x2="39.938cm" svg:y2="12.23cm" draw:start-shape="id47" draw:start-glue-point="7" svg:d="M33307 30753h1348v-18523h5283" svg:viewBox="0 0 6632 18524">
          <text:p text:style-name="P2">HELLO <text:s text:c="8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7" draw:layer="layout" draw:line-skew="-1.873cm" svg:x1="33.307cm" svg:y1="30.753cm" svg:x2="39.75cm" svg:y2="9.381cm" draw:start-shape="id47" draw:start-glue-point="7" draw:end-shape="id57" draw:end-glue-point="5" svg:d="M33307 30753h1348v-21372h5095" svg:viewBox="0 0 6444 21373">
          <text:p text:style-name="P2"><text:s/>IDENTIFY <text:s text:c="2"/><text:s text:c="2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7" draw:layer="layout" draw:line-skew="-1.861cm" svg:x1="33.307cm" svg:y1="30.753cm" svg:x2="39.725cm" svg:y2="6.411cm" draw:start-shape="id47" draw:start-glue-point="7" draw:end-shape="id58" draw:end-glue-point="5" svg:d="M33307 30753h1348v-24342h5070" svg:viewBox="0 0 6419 24343">
          <text:p text:style-name="P2"><text:s/>GOODBYE <text:s text:c="2"/></text:p>
          <text:p text:style-name="P2"><text:span text:style-name="T15"/></text:p>
          <text:p text:style-name="P2"><text:span text:style-name="T15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7" draw:layer="layout" draw:line-skew="-0.279cm" svg:x1="10.91cm" svg:y1="12.223cm" svg:x2="32.456cm" svg:y2="14.217cm" draw:start-shape="id15" draw:start-glue-point="6" svg:d="M10910 12223v969h21546v1025" svg:viewBox="0 0 21547 1995">
          <text:p text:style-name="P2"/>
          <text:p text:style-name="P2"><text:s text:c="8"/><text:s text:c="8"/><text:s text:c="8"/><text:s text:c="8"/><text:s text:c="8"/><text:s text:c="8"/><text:s text:c="8"/><text:s text:c="8"/><text:s text:c="8"/><text:s text:c="8"/><text:s text:c="8"/><text:s text:c="8"/><text:s text:c="8"/><text:s text:c="8"/><text:s text:c="8"/><text:s text:c="8"/><text:s text:c="3"/>Tree</text:p>
        </draw:connector>
        <draw:line draw:style-name="gr2" draw:text-style-name="P7" draw:layer="layout" svg:x1="34.147cm" svg:y1="1cm" svg:x2="34.147cm" svg:y2="45.602cm">
          <text:p text:style-name="P2"/>
        </draw:line>
        <draw:line draw:style-name="gr2" draw:text-style-name="P7" draw:layer="layout" svg:x1="34.147cm" svg:y1="1cm" svg:x2="34.274cm" svg:y2="1cm">
          <text:p text:style-name="P2"/>
          <text:p text:style-name="P2"><text:s text:c="25"/>Reaction Phase</text:p>
        </draw:line>
        <draw:custom-shape draw:style-name="gr8" draw:text-style-name="P21" xml:id="id59" draw:id="id59" draw:layer="layout" svg:width="1.905cm" svg:height="2.032cm" svg:x="9.944cm" svg:y="5.679cm">
          <text:p text:style-name="P21"><text:span text:style-name="T5">Update</text:span></text:p>
          <text:p text:style-name="P21"><text:span text:style-name="T5">HLC</text:span></text:p>
          <text:p text:style-name="P21"><text:span text:style-name="T5">cl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line-skew="0.75cm -2.136cm" svg:x1="19.316cm" svg:y1="6.734cm" svg:x2="11.849cm" svg:y2="6.695cm" draw:start-shape="id11" draw:start-glue-point="6" draw:end-shape="id59" draw:end-glue-point="7" svg:d="M19316 6734v1251h-6505v-1290h-962" svg:viewBox="0 0 7468 1291">
          <text:p text:style-name="P2"><text:s text:c="50"/>No</text:p>
          <text:p text:style-name="P2"/>
        </draw:connector>
        <draw:connector draw:style-name="gr6" draw:text-style-name="P7" draw:layer="layout" draw:line-skew="0.75cm -4.215cm" svg:x1="23.474cm" svg:y1="6.734cm" svg:x2="11.849cm" svg:y2="6.695cm" draw:start-shape="id12" draw:start-glue-point="6" draw:end-shape="id59" draw:end-glue-point="7" svg:d="M23474 6734v1251h-10663v-1290h-962" svg:viewBox="0 0 11626 1291">
          <text:p text:style-name="P2"><text:s text:c="74"/>Yes</text:p>
          <text:p text:style-name="P2"/>
        </draw:connector>
        <draw:connector draw:style-name="gr6" draw:text-style-name="P7" draw:layer="layout" svg:x1="13.803cm" svg:y1="5.401cm" svg:x2="11.849cm" svg:y2="6.695cm" draw:start-shape="id10" draw:start-glue-point="5" draw:end-shape="id59" draw:end-glue-point="1" svg:d="M13803 5401h-977v1294h-977" svg:viewBox="0 0 1955 1295">
          <text:p text:style-name="P2"><text:s text:c="5"/>Yes</text:p>
          <text:p text:style-name="P2"/>
          <text:p text:style-name="P2"/>
          <text:p text:style-name="P2"><text:span text:style-name="T2"/></text:p>
        </draw:connector>
        <draw:connector draw:style-name="gr9" draw:text-style-name="P7" draw:layer="layout" draw:type="line" svg:x1="10.897cm" svg:y1="7.711cm" svg:x2="10.909cm" svg:y2="9.556cm" draw:start-shape="id59" draw:start-glue-point="6" draw:end-shape="id15" draw:end-glue-point="0" svg:d="M10897 7711l12 1845" svg:viewBox="0 0 13 1846">
          <text:p/>
        </draw:connector>
        <draw:connector draw:style-name="gr6" draw:text-style-name="P7" draw:layer="layout" svg:x1="11.751cm" svg:y1="30.709cm" svg:x2="10.011cm" svg:y2="33.809cm" draw:start-shape="id33" draw:start-glue-point="5" draw:end-shape="id36" draw:end-glue-point="7" svg:d="M11751 30709h-870v3100h-870" svg:viewBox="0 0 1741 3101">
          <text:p text:style-name="P2"><text:s text:c="6"/>No</text:p>
          <text:p text:style-name="P2"/>
          <text:p text:style-name="P2"/>
          <text:p text:style-name="P2"/>
          <text:p text:style-name="P2"/>
          <text:p text:style-name="P2"/>
        </draw:connector>
        <draw:connector draw:style-name="gr9" draw:text-style-name="P7" draw:layer="layout" svg:x1="3.066cm" svg:y1="33.85cm" svg:x2="2.542cm" svg:y2="36.968cm" draw:start-shape="id37" draw:start-glue-point="5" draw:end-shape="id39" draw:end-glue-point="4" svg:d="M3066 33850h-524v3118" svg:viewBox="0 0 525 3119">
          <text:p/>
        </draw:connector>
        <draw:custom-shape draw:style-name="gr8" draw:text-style-name="P1" xml:id="id60" draw:id="id60" draw:layer="layout" svg:width="1.905cm" svg:height="2.032cm" svg:x="3.066cm" svg:y="29.735cm">
          <text:p text:style-name="P1"><text:span text:style-name="T1">Reply</text:span></text:p>
          <text:p text:style-name="P1"><text:span text:style-name="T1">error</text:span></text:p>
          <text:p text:style-name="P1"><text:span text:style-name="T1">code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5" draw:layer="layout" svg:x1="8.742cm" svg:y1="32.475cm" svg:x2="4.971cm" svg:y2="30.751cm" draw:start-shape="id36" draw:start-glue-point="4" draw:end-shape="id60" draw:end-glue-point="7" svg:d="M8742 32475v-1724h-3771" svg:viewBox="0 0 3772 1725">
          <text:p text:style-name="P24"><text:span text:style-name="T7"/></text:p>
          <text:p text:style-name="P24"><text:span text:style-name="T7"/></text:p>
          <text:p text:style-name="P24"><text:span text:style-name="T7"/></text:p>
          <text:p text:style-name="P24"><text:span text:style-name="T7"><text:s text:c="15"/></text:span><text:span text:style-name="T7"><text:s text:c="15"/></text:span><text:span text:style-name="T7"><text:s text:c="15"/></text:span><text:span text:style-name="T7"><text:s text:c="3"/></text:span><text:span text:style-name="T7">Key</text:span></text:p>
          <text:p text:style-name="P24"><text:span text:style-name="T7"><text:s text:c="15"/></text:span><text:span text:style-name="T7"><text:s text:c="15"/></text:span><text:span text:style-name="T7"><text:s text:c="15"/></text:span><text:span text:style-name="T7"><text:s text:c="11"/></text:span><text:span text:style-name="T7">Unknown</text:span></text:p>
        </draw:connector>
        <draw:connector draw:style-name="gr9" draw:text-style-name="P7" draw:layer="layout" svg:x1="3.066cm" svg:y1="30.751cm" svg:x2="2.542cm" svg:y2="36.968cm" draw:start-shape="id60" draw:start-glue-point="5" draw:end-shape="id39" draw:end-glue-point="4" svg:d="M3066 30751h-524v6217" svg:viewBox="0 0 525 6218">
          <text:p/>
        </draw:connector>
        <draw:custom-shape draw:style-name="gr8" draw:text-style-name="P1" xml:id="id62" draw:id="id62" draw:layer="layout" svg:width="1.905cm" svg:height="2.032cm" svg:x="24.673cm" svg:y="38.338cm">
          <text:p text:style-name="P1"><text:span text:style-name="T1">Repl</text:span><text:span text:style-name="T1">y</text:span></text:p>
          <text:p text:style-name="P1"><text:span text:style-name="T1">error</text:span></text:p>
          <text:p text:style-name="P1"><text:span text:style-name="T1">cod</text:span><text:span text:style-name="T1">e 7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6" draw:text-style-name="P25" draw:layer="layout" svg:x1="16.969cm" svg:y1="39.981cm" svg:x2="20.232cm" svg:y2="39.65cm" draw:start-shape="id40" draw:start-glue-point="6" draw:end-shape="id46" draw:end-glue-point="6" svg:d="M16969 39981v501h3263v-832" svg:viewBox="0 0 3264 833">
          <text:p text:style-name="P24"/>
          <text:p text:style-name="P24"/>
          <text:p text:style-name="P24">Unsupported</text:p>
          <text:p text:style-name="P24">Method</text:p>
        </draw:connector>
        <draw:connector draw:style-name="gr6" draw:text-style-name="P25" draw:layer="layout" draw:line-skew="-1.7cm" svg:x1="18.238cm" svg:y1="38.648cm" svg:x2="22.268cm" svg:y2="36.797cm" draw:start-shape="id40" draw:start-glue-point="7" draw:end-shape="id61" draw:end-glue-point="5" svg:d="M18238 38648h315v-1851h3715" svg:viewBox="0 0 4031 1852">
          <text:p text:style-name="P2"><text:span text:style-name="T7"><text:s/></text:span><text:span text:style-name="T7">Ke</text:span><text:span text:style-name="T7">y </text:span><text:span text:style-name="T7">Un</text:span><text:span text:style-name="T7">kn</text:span><text:span text:style-name="T7">ow</text:span><text:span text:style-name="T7">n <text:s text:c="2"/></text:span><text:span text:style-name="T7"><text:s text:c="5"/></text:span><text:span text:style-name="T7"><text:s text:c="5"/></text:span></text:p>
          <text:p text:style-name="P2"><text:span text:style-name="T7"/></text:p>
          <text:p text:style-name="P2"><text:span text:style-name="T16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</draw:connector>
        <draw:connector draw:style-name="gr9" draw:text-style-name="P7" draw:layer="layout" draw:line-skew="0.133cm" svg:x1="25.626cm" svg:y1="40.37cm" svg:x2="2.542cm" svg:y2="39cm" draw:start-shape="id62" draw:start-glue-point="6" draw:end-shape="id39" draw:end-glue-point="6" svg:d="M25626 40370v635h-23084v-2005" svg:viewBox="0 0 23085 2006">
          <text:p/>
        </draw:connector>
        <draw:connector draw:style-name="gr9" draw:text-style-name="P7" draw:layer="layout" svg:x1="45.471cm" svg:y1="35.532cm" svg:x2="49.551cm" svg:y2="40.936cm" draw:start-shape="id52" draw:start-glue-point="7" draw:end-shape="id63" draw:end-glue-point="4" svg:d="M45471 35532h4080v5404" svg:viewBox="0 0 4081 5405">
          <text:p/>
        </draw:connector>
        <draw:connector draw:style-name="gr9" draw:text-style-name="P7" draw:layer="layout" svg:x1="45.471cm" svg:y1="28.793cm" svg:x2="49.551cm" svg:y2="40.936cm" draw:start-shape="id55" draw:start-glue-point="7" draw:end-shape="id63" draw:end-glue-point="4" svg:d="M45471 28793h4080v12143" svg:viewBox="0 0 4081 12144">
          <text:p/>
        </draw:connector>
        <draw:connector draw:style-name="gr9" draw:text-style-name="P7" draw:layer="layout" draw:type="line" svg:x1="23.575cm" svg:y1="25.99cm" svg:x2="25.402cm" svg:y2="25.983cm" draw:start-shape="id43" draw:start-glue-point="7" draw:end-shape="id44" svg:d="M23575 25990l1827-7" svg:viewBox="0 0 1828 8">
          <text:p/>
        </draw:connector>
        <draw:line draw:style-name="gr2" draw:text-style-name="P3" draw:layer="layout" svg:x1="1cm" svg:y1="1cm" svg:x2="34.122cm" svg:y2="1cm">
          <text:p text:style-name="P2"><text:span text:style-name="T1"/></text:p>
          <text:p text:style-name="P2"><text:span text:style-name="T1">Receipt Phase <text:s text:c="33"/></text:span><text:span text:style-name="T1"><text:s text:c="56"/></text:span><text:span text:style-name="T1"><text:s text:c="56"/></text:span><text:span text:style-name="T1"><text:s text:c="16"/></text:span></text:p>
        </draw:line>
        <draw:custom-shape draw:style-name="gr38" draw:text-style-name="P16" draw:layer="layout" svg:width="3.406cm" svg:height="2.745cm" svg:x="38.742cm" svg:y="7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3" xml:id="id57" draw:id="id57" draw:layer="layout" svg:width="1.905cm" svg:height="2.032cm" svg:x="39.75cm" svg:y="8.365cm">
          <text:p text:style-name="P23"><text:span text:style-name="T2">Reply</text:span></text:p>
          <text:p text:style-name="P23"><text:span text:style-name="T2">with a</text:span></text:p>
          <text:p text:style-name="P23"><text:span text:style-name="T2">HEL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41.655cm" svg:y1="9.381cm" svg:x2="49.551cm" svg:y2="40.936cm" draw:start-shape="id57" draw:start-glue-point="7" draw:end-shape="id63" draw:end-glue-point="4" svg:d="M41655 9381h7896v31555" svg:viewBox="0 0 7897 31556">
          <text:p/>
        </draw:connector>
        <draw:custom-shape draw:style-name="gr38" draw:text-style-name="P16" draw:layer="layout" svg:width="3.406cm" svg:height="2.745cm" svg:x="38.717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8" draw:id="id58" draw:layer="layout" svg:width="1.905cm" svg:height="2.032cm" svg:x="39.725cm" svg:y="5.395cm">
          <text:p text:style-name="P8"><text:span text:style-name="T3">Remove</text:span></text:p>
          <text:p text:style-name="P8"><text:span text:style-name="T3">peer from</text:span></text:p>
          <text:p text:style-name="P8"><text:span text:style-name="T3">routing</text:span></text:p>
          <text:p text:style-name="P8"><text:span text:style-name="T3">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41.63cm" svg:y1="6.411cm" svg:x2="49.551cm" svg:y2="40.936cm" draw:start-shape="id58" draw:start-glue-point="7" draw:end-shape="id63" draw:end-glue-point="4" svg:d="M41630 6411h7921v34525" svg:viewBox="0 0 7922 34526">
          <text:p/>
        </draw:connector>
        <draw:custom-shape draw:style-name="gr39" draw:text-style-name="P12" xml:id="id61" draw:id="id61" draw:layer="layout" svg:width="2.539cm" svg:height="2.667cm" svg:x="22.268cm" svg:y="35.463cm">
          <text:p text:style-name="P12"><text:span text:style-name="T3">Message</text:span></text:p>
          <text:p text:style-name="P12"><text:span text:style-name="T3">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svg:x1="23.538cm" svg:y1="38.13cm" svg:x2="24.673cm" svg:y2="39.354cm" draw:start-shape="id61" draw:start-glue-point="6" draw:end-shape="id62" draw:end-glue-point="5" svg:d="M23538 38130v1224h1135" svg:viewBox="0 0 1136 1225">
          <text:p text:style-name="P2">Other <text:s/><text:s/><text:s/><text:s/><text:s/><text:s/><text:s/><text:s/><text:s/><text:s/><text:s/><text:s/><text:s/><text:s/><text:s/></text:p>
          <text:p text:style-name="P2"/>
        </draw:connector>
        <draw:custom-shape draw:style-name="gr40" draw:text-style-name="P12" xml:id="id64" draw:id="id64" draw:layer="layout" svg:width="2.539cm" svg:height="2.667cm" svg:x="26.872cm" svg:y="35.463cm">
          <text:p text:style-name="P12"><text:span text:style-name="T3">Key in</text:span></text:p>
          <text:p text:style-name="P12"><text:span text:style-name="T3">Messag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6" draw:layer="layout" svg:x1="24.807cm" svg:y1="36.797cm" svg:x2="26.872cm" svg:y2="36.796cm" draw:start-shape="id61" draw:start-glue-point="7" draw:end-shape="id64" svg:d="M24807 36797h1032v-1h1033" svg:viewBox="0 0 2066 2">
          <text:p text:style-name="P24"><text:span text:style-name="T5">HELL</text:span><text:span text:style-name="T5">O <text:s text:c="3"/></text:span></text:p>
          <text:p text:style-name="P24"><text:span text:style-name="T5"/></text:p>
        </draw:connector>
        <draw:connector draw:style-name="gr6" draw:text-style-name="P7" draw:layer="layout" svg:x1="28.142cm" svg:y1="38.13cm" svg:x2="26.578cm" svg:y2="39.354cm" draw:start-shape="id64" draw:start-glue-point="6" draw:end-shape="id62" svg:d="M28142 38130v1224h-1564" svg:viewBox="0 0 1565 1225">
          <text:p text:style-name="P2"><text:s text:c="11"/><text:s text:c="5"/>No</text:p>
          <text:p text:style-name="P2"/>
        </draw:connector>
        <draw:connector draw:style-name="gr6" draw:text-style-name="P7" draw:layer="layout" svg:x1="16.944cm" svg:y1="33.544cm" svg:x2="19.257cm" svg:y2="32.847cm" draw:start-shape="id32" draw:start-glue-point="4" draw:end-shape="id34" draw:end-glue-point="5" svg:d="M16944 33544v-697h2313" svg:viewBox="0 0 2314 698">
          <text:p text:style-name="P2"/>
          <text:p text:style-name="P2">Yes <text:s text:c="6"/></text:p>
          <text:p text:style-name="P2"/>
        </draw:connector>
        <draw:connector draw:style-name="gr6" draw:text-style-name="P7" draw:layer="layout" svg:x1="28.142cm" svg:y1="35.463cm" svg:x2="18.213cm" svg:y2="34.878cm" draw:start-shape="id64" draw:start-glue-point="4" draw:end-shape="id32" draw:end-glue-point="7" svg:d="M28142 35463v-585h-9929" svg:viewBox="0 0 9930 586">
          <text:p text:style-name="P2"><text:span text:style-name="T7"/></text:p>
          <text:p text:style-name="P2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2"/>Yes</text:p>
        </draw:connector>
        <draw:custom-shape draw:style-name="gr8" draw:text-style-name="P27" xml:id="id56" draw:id="id56" draw:layer="layout" svg:width="1.905cm" svg:height="2.032cm" svg:x="39.741cm" svg:y="42.78cm">
          <text:p text:style-name="P27"><text:span text:style-name="T4">Fetch</text:span></text:p>
          <text:p text:style-name="P27"><text:span text:style-name="T4">referenced</text:span></text:p>
          <text:p text:style-name="P27"><text:span text:style-name="T4">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41.646cm" svg:y1="43.796cm" svg:x2="49.551cm" svg:y2="42.968cm" draw:start-shape="id56" draw:start-glue-point="7" draw:end-shape="id63" draw:end-glue-point="6" svg:d="M41646 43796h7905v-828" svg:viewBox="0 0 7906 829">
          <text:p text:style-name="P2"/>
          <text:p text:style-name="P2">Not Found? <text:s text:c="4"/><text:s text:c="9"/><text:s text:c="9"/><text:s/></text:p>
          <text:p text:style-name="P2"><text:span text:style-name="T2"/></text:p>
        </draw:connector>
        <draw:custom-shape draw:style-name="gr41" draw:text-style-name="P28" xml:id="id30" draw:id="id30" draw:layer="layout" svg:width="2.539cm" svg:height="2.667cm" svg:x="26.268cm" svg:y="29.387cm">
          <text:p text:style-name="P28"><text:span text:style-name="T6">Com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29" xml:id="id65" draw:id="id65" draw:layer="layout" svg:width="2.539cm" svg:height="2.667cm" svg:x="28.998cm" svg:y="41.894cm">
          <text:p text:style-name="P29"><text:span text:style-name="T17">Possible to</text:span></text:p>
          <text:p text:style-name="P29"><text:span text:style-name="T17">decompr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line-skew="-4.486cm" svg:x1="27.538cm" svg:y1="32.054cm" svg:x2="30.268cm" svg:y2="41.894cm" draw:start-shape="id30" draw:start-glue-point="6" draw:end-shape="id65" draw:end-glue-point="4" svg:d="M27538 32054v434h2730v9406" svg:viewBox="0 0 2731 9841">
          <text:p text:style-name="P2">Yes <text:s text:c="4"/><text:s text:c="3"/></text:p>
          <text:p text:style-name="P2"><text:span text:style-name="T9"/></text:p>
          <text:p text:style-name="P2"><text:span text:style-name="T9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ustom-shape draw:style-name="gr8" draw:text-style-name="P30" xml:id="id66" draw:id="id66" draw:layer="layout" svg:width="1.905cm" svg:height="2.032cm" svg:x="31.085cm" svg:y="38.347cm">
          <text:p text:style-name="P30"><text:span text:style-name="T11">Do </text:span><text:span text:style-name="T11">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31.537cm" svg:y1="43.228cm" svg:x2="32.038cm" svg:y2="40.379cm" draw:start-shape="id65" draw:start-glue-point="7" draw:end-shape="id66" draw:end-glue-point="6" svg:d="M31537 43228h501v-2849" svg:viewBox="0 0 502 2850">
          <text:p text:style-name="P2"/>
          <text:p text:style-name="P2"/>
          <text:p text:style-name="P2"/>
          <text:p text:style-name="P2"/>
          <text:p text:style-name="P2"/>
          <text:p text:style-name="P2"><text:s text:c="4"/>Yes <text:s/></text:p>
        </draw:connector>
        <draw:connector draw:style-name="gr9" draw:text-style-name="P7" draw:layer="layout" draw:type="line" svg:x1="32.037cm" svg:y1="38.347cm" svg:x2="32.037cm" svg:y2="32.086cm" draw:start-shape="id66" draw:end-shape="id47" svg:d="M32037 38347v-6261" svg:viewBox="0 0 1 6262">
          <text:p/>
        </draw:connector>
        <draw:connector draw:style-name="gr6" draw:text-style-name="P7" draw:layer="layout" draw:type="line" svg:x1="28.807cm" svg:y1="30.72cm" svg:x2="30.768cm" svg:y2="30.752cm" draw:start-shape="id30" draw:end-shape="id47" svg:d="M28807 30720l1961 32" svg:viewBox="0 0 1962 33">
          <text:p text:style-name="P2">No <text:s/><text:s/><text:s/><text:s/><text:s/><text:s/><text:s/></text:p>
          <text:p text:style-name="P2"/>
        </draw:connector>
        <draw:custom-shape draw:style-name="gr43" draw:text-style-name="P9" xml:id="id67" draw:id="id67" draw:layer="layout" svg:width="2.539cm" svg:height="2.667cm" svg:x="24.418cm" svg:y="41.881cm">
          <text:p text:style-name="P9"><text:span text:style-name="T4">Reas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28.998cm" svg:y1="43.227cm" svg:x2="26.957cm" svg:y2="43.214cm" draw:start-shape="id65" draw:end-shape="id67" svg:d="M28998 43227l-2041-13" svg:viewBox="0 0 2042 14">
          <text:p text:style-name="P2"/>
          <text:p text:style-name="P2"><text:s text:c="9"/>No</text:p>
        </draw:connector>
        <draw:custom-shape draw:style-name="gr8" draw:text-style-name="P1" xml:id="id68" draw:id="id68" draw:layer="layout" svg:width="1.905cm" svg:height="2.032cm" svg:x="19.877cm" svg:y="42.232cm">
          <text:p text:style-name="P4"><text:span text:style-name="T8">Reply</text:span></text:p>
          <text:p text:style-name="P4"><text:span text:style-name="T8">error</text:span></text:p>
          <text:p text:style-name="P1"><text:span text:style-name="T8">code 1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6" draw:text-style-name="P25" draw:layer="layout" draw:type="line" svg:x1="24.418cm" svg:y1="43.214cm" svg:x2="21.782cm" svg:y2="43.248cm" draw:start-shape="id67" draw:end-shape="id68" svg:d="M24418 43214l-2636 34" svg:viewBox="0 0 2637 35">
          <text:p text:style-name="P24"><text:span text:style-name="T7"><text:s text:c="2"/></text:span><text:span text:style-name="T7"><text:s text:c="2"/></text:span><text:span text:style-name="T7"><text:s text:c="2"/></text:span><text:span text:style-name="T7">U</text:span><text:span text:style-name="T7">n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e</text:span><text:span text:style-name="T7">d</text:span></text:p>
          <text:p text:style-name="P24"><text:span text:style-name="T7"><text:s text:c="2"/></text:span><text:span text:style-name="T7"><text:s text:c="2"/></text:span><text:span text:style-name="T7"><text:s/>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/text:p>
        </draw:connector>
        <draw:custom-shape draw:style-name="gr44" draw:text-style-name="P4" xml:id="id69" draw:id="id69" draw:layer="layout" svg:width="1.905cm" svg:height="2.032cm" svg:x="16.24cm" svg:y="42.219cm">
          <text:p text:style-name="P4"><text:span text:style-name="T8">Reply</text:span></text:p>
          <text:p text:style-name="P4"><text:span text:style-name="T8">error</text:span></text:p>
          <text:p text:style-name="P1"><text:span text:style-name="T8">code </text:span><text:span text:style-name="T8">1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0.388cm" svg:x1="20.83cm" svg:y1="42.232cm" svg:x2="2.542cm" svg:y2="39cm" draw:start-shape="id68" draw:start-glue-point="4" draw:end-shape="id39" draw:end-glue-point="6" svg:d="M20830 42232v-1227h-18288v-2005" svg:viewBox="0 0 18289 3233">
          <text:p/>
        </draw:connector>
        <draw:connector draw:style-name="gr6" draw:text-style-name="P25" draw:layer="layout" draw:line-skew="0.02cm" svg:x1="25.688cm" svg:y1="44.548cm" svg:x2="17.193cm" svg:y2="44.251cm" draw:start-shape="id67" draw:start-glue-point="6" draw:end-shape="id69" draw:end-glue-point="6" svg:d="M25688 44548v521h-8495v-818" svg:viewBox="0 0 8496 819">
          <text:p text:style-name="P2"><text:span text:style-name="T7"/></text:p>
          <text:p text:style-name="P2"><text:span text:style-name="T7"><text:s text:c="15"/></text:span><text:span text:style-name="T7"><text:s text:c="15"/></text:span><text:span text:style-name="T7"><text:s text:c="15"/></text:span><text:span text:style-name="T7"><text:s text:c="15"/></text:span><text:span text:style-name="T7"><text:s text:c="15"/></text:span><text:span text:style-name="T7"><text:s/></text:span><text:span text:style-name="T7">Other</text:span></text:p>
        </draw:connector>
        <draw:connector draw:style-name="gr9" draw:text-style-name="P7" draw:layer="layout" draw:line-skew="0.395cm" svg:x1="17.193cm" svg:y1="42.219cm" svg:x2="2.542cm" svg:y2="39cm" draw:start-shape="id69" draw:start-glue-point="4" draw:end-shape="id39" draw:end-glue-point="6" svg:d="M17193 42219v-1214h-14651v-2005" svg:viewBox="0 0 14652 3220">
          <text:p/>
        </draw:connector>
        <draw:line draw:style-name="gr2" draw:text-style-name="P3" draw:layer="layout" svg:x1="1cm" svg:y1="45.607cm" svg:x2="54.34cm" svg:y2="45.607cm">
          <text:p text:style-name="P2"><text:span text:style-name="T1"/></text:p>
          <text:p text:style-name="P2"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</draw:line>
        <draw:connector draw:style-name="gr6" draw:text-style-name="P7" draw:layer="layout" svg:x1="39.406cm" svg:y1="47.647cm" svg:x2="2.899cm" svg:y2="49.036cm" draw:start-shape="id70" draw:start-glue-point="5" draw:end-shape="id71" draw:end-glue-point="4" svg:d="M39406 47647h-36507v1389" svg:viewBox="0 0 36508 1390">
          <text:p text:style-name="P2">FIND_KEY <text:s text:c="7"/><text:s text:c="13"/><text:s text:c="13"/><text:s text:c="13"/><text:s text:c="13"/><text:s text:c="13"/><text:s text:c="13"/><text:s text:c="13"/><text:s text:c="13"/><text:s text:c="13"/><text:s text:c="13"/><text:s text:c="13"/><text:s text:c="13"/><text:s text:c="13"/><text:s text:c="10"/></text:p>
          <text:p text:style-name="P2"/>
        </draw:connector>
        <draw:connector draw:style-name="gr6" draw:text-style-name="P7" draw:layer="layout" svg:x1="39.406cm" svg:y1="47.647cm" svg:x2="6.999cm" svg:y2="49.036cm" draw:start-shape="id70" draw:start-glue-point="5" draw:end-shape="id72" draw:end-glue-point="4" svg:d="M39406 47647h-32407v1389" svg:viewBox="0 0 32408 1390">
          <text:p text:style-name="P2"><text:s/>FIND_NODE <text:s text:c="10"/><text:s text:c="10"/><text:s text:c="10"/><text:s text:c="10"/><text:s text:c="10"/><text:s text:c="10"/><text:s text:c="10"/><text:s text:c="10"/><text:s text:c="10"/><text:s text:c="10"/><text:s text:c="10"/><text:s text:c="10"/><text:s text:c="10"/><text:s text:c="10"/><text:s text:c="10"/><text:s text:c="10"/></text:p>
          <text:p text:style-name="P2"/>
        </draw:connector>
        <draw:connector draw:style-name="gr6" draw:text-style-name="P7" draw:layer="layout" svg:x1="39.406cm" svg:y1="47.647cm" svg:x2="18.422cm" svg:y2="49.029cm" draw:start-shape="id70" draw:start-glue-point="5" draw:end-shape="id73" draw:end-glue-point="4" svg:d="M39406 47647h-20984v1382" svg:viewBox="0 0 20985 1383">
          <text:p text:style-name="P2"><text:s/>STORE_KEY <text:s text:c="3"/><text:s text:c="13"/><text:s text:c="13"/><text:s text:c="13"/><text:s text:c="13"/><text:s text:c="13"/><text:s text:c="13"/><text:s text:c="13"/><text:s/></text:p>
          <text:p text:style-name="P2"/>
        </draw:connector>
        <draw:connector draw:style-name="gr6" draw:text-style-name="P7" draw:layer="layout" svg:x1="39.406cm" svg:y1="47.647cm" svg:x2="36.587cm" svg:y2="49.036cm" draw:start-shape="id70" draw:start-glue-point="5" draw:end-shape="id74" draw:end-glue-point="4" svg:d="M39406 47647h-2819v1389" svg:viewBox="0 0 2820 1390">
          <text:p text:style-name="P2">Other <text:s text:c="4"/></text:p>
          <text:p text:style-name="P2"/>
        </draw:connector>
        <draw:custom-shape draw:style-name="gr8" draw:text-style-name="P30" xml:id="id75" draw:id="id75" draw:layer="layout" svg:width="1.905cm" svg:height="2.032cm" svg:x="35.633cm" svg:y="53.071cm">
          <text:p text:style-name="P30"><text:span text:style-name="T11">Res</text:span><text:span text:style-name="T11">et</text:span></text:p>
          <text:p text:style-name="P30"><text:span text:style-name="T11">PIN</text:span><text:span text:style-name="T11">G</text:span></text:p>
          <text:p text:style-name="P30"><text:span text:style-name="T11">Tim</text:span><text:span text:style-name="T11">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9" draw:id="id79" draw:layer="layout" svg:width="2.92cm" svg:height="2.032cm" svg:x="48.737cm" svg:y="50.99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5" draw:text-style-name="P9" xml:id="id72" draw:id="id72" draw:layer="layout" svg:width="2.539cm" svg:height="2.667cm" svg:x="5.729cm" svg:y="49.036cm">
          <text:p text:style-name="P9"><text:span text:style-name="T4">Statu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6" draw:text-style-name="P9" xml:id="id71" draw:id="id71" draw:layer="layout" svg:width="2.539cm" svg:height="2.667cm" svg:x="1.629cm" svg:y="49.036cm">
          <text:p text:style-name="P9"><text:span text:style-name="T4">Statu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7" draw:text-style-name="P9" xml:id="id74" draw:id="id74" draw:layer="layout" svg:width="2.539cm" svg:height="2.667cm" svg:x="35.317cm" svg:y="49.036cm">
          <text:p text:style-name="P9"><text:span text:style-name="T4">Statu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36.586cm" svg:y1="51.703cm" svg:x2="36.585cm" svg:y2="53.071cm" draw:start-shape="id74" draw:end-shape="id75" draw:end-glue-point="0" svg:d="M36586 51703l-1 1368" svg:viewBox="0 0 2 1369">
          <text:p text:style-name="P2"><text:s text:c="9"/>0 <text:s text:c="4"/></text:p>
          <text:p text:style-name="P2"/>
        </draw:connector>
        <draw:custom-shape draw:style-name="gr8" draw:text-style-name="P19" xml:id="id78" draw:id="id78" draw:layer="layout" svg:width="1.905cm" svg:height="2.032cm" svg:x="44.74cm" svg:y="50.974cm">
          <text:p text:style-name="P19"><text:span text:style-name="T9">Implem-</text:span></text:p>
          <text:p text:style-name="P19"><text:span text:style-name="T9">entation</text:span></text:p>
          <text:p text:style-name="P19"><text:span text:style-name="T9">Specif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2" xml:id="id70" draw:id="id70" draw:layer="layout" svg:width="2.539cm" svg:height="2.667cm" svg:x="39.406cm" svg:y="46.313cm">
          <text:p text:style-name="P12"><text:span text:style-name="T3">Messag</text:span><text:span text:style-name="T3">e</text:span></text:p>
          <text:p text:style-name="P12"><text:span text:style-name="T3">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4.168cm" svg:y1="50.37cm" svg:x2="5.729cm" svg:y2="50.37cm" draw:start-shape="id71" draw:start-glue-point="7" draw:end-shape="id72" draw:end-glue-point="5" svg:d="M4168 50370h1561" svg:viewBox="0 0 1562 1">
          <text:p text:style-name="P2"/>
        </draw:connector>
        <draw:custom-shape draw:style-name="gr49" draw:text-style-name="P9" xml:id="id73" draw:id="id73" draw:layer="layout" svg:width="2.539cm" svg:height="2.667cm" svg:x="17.152cm" svg:y="49.029cm">
          <text:p text:style-name="P9"><text:span text:style-name="T4">Statu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draw:type="line" svg:x1="8.268cm" svg:y1="50.369cm" svg:x2="17.152cm" svg:y2="50.362cm" draw:start-shape="id72" draw:end-shape="id73" svg:d="M8268 50369l8884-7" svg:viewBox="0 0 8885 8">
          <text:p/>
        </draw:connector>
        <draw:connector draw:style-name="gr9" draw:text-style-name="P7" draw:layer="layout" draw:type="line" svg:x1="19.691cm" svg:y1="50.362cm" svg:x2="35.317cm" svg:y2="50.369cm" draw:start-shape="id73" draw:end-shape="id74" svg:d="M19691 50362l15626 7" svg:viewBox="0 0 15627 8">
          <text:p/>
        </draw:connector>
        <draw:connector draw:style-name="gr6" draw:text-style-name="P7" draw:layer="layout" draw:type="line" svg:x1="6.999cm" svg:y1="51.703cm" svg:x2="6.985cm" svg:y2="52.672cm" draw:start-shape="id72" draw:start-glue-point="6" draw:end-shape="id76" svg:d="M6999 51703l-14 969" svg:viewBox="0 0 15 970">
          <text:p text:style-name="P2"><text:s text:c="5"/>0</text:p>
          <text:p text:style-name="P2"/>
          <text:p text:style-name="P2"/>
        </draw:connector>
        <draw:connector draw:style-name="gr6" draw:text-style-name="P7" draw:layer="layout" svg:x1="1.629cm" svg:y1="50.37cm" svg:x2="1.883cm" svg:y2="57.065cm" draw:start-shape="id71" draw:start-glue-point="5" draw:end-shape="id77" draw:end-glue-point="5" svg:d="M1629 50370h-502v6695h756" svg:viewBox="0 0 757 6696">
          <text:p text:style-name="P2">0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6" draw:text-style-name="P7" draw:layer="layout" svg:x1="2.899cm" svg:y1="51.703cm" svg:x2="6.033cm" svg:y2="53.688cm" draw:start-shape="id71" draw:start-glue-point="6" draw:end-shape="id76" draw:end-glue-point="5" svg:d="M2899 51703v1985h3134" svg:viewBox="0 0 3135 1986">
          <text:p text:style-name="P2">13 <text:s/><text:s text:c="4"/><text:s text:c="4"/></text:p>
          <text:p text:style-name="P2"/>
          <text:p text:style-name="P2"/>
          <text:p text:style-name="P2"/>
        </draw:connector>
        <draw:connector draw:style-name="gr9" draw:text-style-name="P7" draw:layer="layout" draw:line-skew="0.451cm" svg:x1="37.538cm" svg:y1="54.087cm" svg:x2="44.74cm" svg:y2="51.99cm" draw:start-shape="id75" draw:start-glue-point="7" draw:end-shape="id78" draw:end-glue-point="5" svg:d="M37538 54087h4052v-2097h3150" svg:viewBox="0 0 7203 2098">
          <text:p/>
        </draw:connector>
        <draw:connector draw:style-name="gr9" draw:text-style-name="P7" draw:layer="layout" draw:type="line" svg:x1="46.645cm" svg:y1="51.99cm" svg:x2="48.737cm" svg:y2="52.006cm" draw:start-shape="id78" draw:start-glue-point="1" draw:end-shape="id79" svg:d="M46645 51990l2092 16" svg:viewBox="0 0 2093 17">
          <text:p/>
        </draw:connector>
        <draw:custom-shape draw:style-name="gr8" draw:text-style-name="P30" xml:id="id63" draw:id="id63" draw:layer="layout" svg:width="1.905cm" svg:height="2.032cm" svg:x="48.598cm" svg:y="40.936cm">
          <text:p text:style-name="P30"><text:span text:style-name="T11">Reset</text:span></text:p>
          <text:p text:style-name="P30"><text:span text:style-name="T11">PING</text:span></text:p>
          <text:p text:style-name="P30"><text:span text:style-name="T11">Ti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9" xml:id="id80" draw:id="id80" draw:layer="layout" svg:width="1.905cm" svg:height="2.032cm" svg:x="52.483cm" svg:y="40.957cm">
          <text:p text:style-name="P19"><text:span text:style-name="T9">Implem-</text:span></text:p>
          <text:p text:style-name="P19"><text:span text:style-name="T9">entation</text:span></text:p>
          <text:p text:style-name="P19"><text:span text:style-name="T9">Specif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50.503cm" svg:y1="41.952cm" svg:x2="52.483cm" svg:y2="41.973cm" draw:start-shape="id63" draw:start-glue-point="1" draw:end-shape="id80" svg:d="M50503 41952l1980 21" svg:viewBox="0 0 1981 22">
          <text:p/>
        </draw:connector>
        <draw:connector draw:style-name="gr9" draw:text-style-name="P7" draw:layer="layout" svg:x1="53.436cm" svg:y1="42.989cm" svg:x2="51.657cm" svg:y2="52.006cm" draw:start-shape="id80" draw:start-glue-point="6" draw:end-shape="id79" draw:end-glue-point="7" svg:d="M53436 42989v9017h-1779" svg:viewBox="0 0 1780 9018">
          <text:p/>
        </draw:connector>
        <draw:custom-shape draw:style-name="gr38" draw:text-style-name="P16" draw:layer="layout" svg:width="3.406cm" svg:height="2.745cm" svg:x="38.717cm" svg:y="1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1" draw:id="id81" draw:layer="layout" svg:width="1.905cm" svg:height="2.032cm" svg:x="39.725cm" svg:y="2.395cm">
          <text:p text:style-name="P12"><text:span text:style-name="T9">Implem-</text:span></text:p>
          <text:p text:style-name="P12"><text:span text:style-name="T9">entation</text:span></text:p>
          <text:p text:style-name="P8"><text:span text:style-name="T9">Specif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line-skew="-1.861cm" svg:x1="33.307cm" svg:y1="30.753cm" svg:x2="39.725cm" svg:y2="3.411cm" draw:start-shape="id47" draw:start-glue-point="7" draw:end-shape="id81" draw:end-glue-point="5" svg:d="M33307 30753h1348v-27342h5070" svg:viewBox="0 0 6419 27343">
          <text:p text:style-name="P2">Application-</text:p>
          <text:p text:style-name="P2">Define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5"/></text:p>
          <text:p text:style-name="P2"><text:span text:style-name="T15"/></text:p>
        </draw:connector>
        <draw:connector draw:style-name="gr9" draw:text-style-name="P7" draw:layer="layout" svg:x1="41.63cm" svg:y1="3.411cm" svg:x2="49.551cm" svg:y2="40.936cm" draw:start-shape="id81" draw:start-glue-point="7" draw:end-shape="id63" draw:end-glue-point="4" svg:d="M41630 3411h7921v37525" svg:viewBox="0 0 7922 37526">
          <text:p/>
        </draw:connector>
        <draw:custom-shape draw:style-name="gr8" draw:text-style-name="P8" xml:id="id76" draw:id="id76" draw:layer="layout" svg:width="1.905cm" svg:height="2.032cm" svg:x="6.033cm" svg:y="52.672cm">
          <text:p text:style-name="P8"><text:span text:style-name="T3">Send</text:span></text:p>
          <text:p text:style-name="P8"><text:span text:style-name="T3">HELLO to</text:span></text:p>
          <text:p text:style-name="P8"><text:span text:style-name="T3">desirable</text:span></text:p>
          <text:p text:style-name="P8"><text:span text:style-name="T3">no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7" xml:id="id83" draw:id="id83" draw:layer="layout" svg:width="1.905cm" svg:height="2.032cm" svg:x="12.984cm" svg:y="55.98cm">
          <text:p text:style-name="P27"><text:span text:style-name="T4">Resend</text:span></text:p>
          <text:p text:style-name="P27"><text:span text:style-name="T4">FIND_KEY</text:span></text:p>
          <text:p text:style-name="P27"><text:span text:style-name="T4">to new</text:span></text:p>
          <text:p text:style-name="P27"><text:span text:style-name="T4">nod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0" draw:text-style-name="P9" xml:id="id82" draw:id="id82" draw:layer="layout" svg:width="2.539cm" svg:height="2.667cm" svg:x="12.649cm" svg:y="52.308cm">
          <text:p text:style-name="P9"><text:span text:style-name="T4">Statu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13.918cm" svg:y1="54.975cm" svg:x2="13.936cm" svg:y2="55.98cm" draw:start-shape="id82" draw:start-glue-point="2" draw:end-shape="id83" draw:end-glue-point="0" svg:d="M13918 54975l18 1005" svg:viewBox="0 0 19 1006">
          <text:p text:style-name="P2"><text:s text:c="7"/>13</text:p>
          <text:p text:style-name="P2"/>
        </draw:connector>
        <draw:custom-shape draw:style-name="gr8" draw:text-style-name="P8" xml:id="id84" draw:id="id84" draw:layer="layout" svg:width="1.905cm" svg:height="2.032cm" svg:x="9.119cm" svg:y="52.601cm">
          <text:p text:style-name="P8"><text:span text:style-name="T3">Add them</text:span></text:p>
          <text:p text:style-name="P8"><text:span text:style-name="T3">to the</text:span></text:p>
          <text:p text:style-name="P8"><text:span text:style-name="T3">routing</text:span></text:p>
          <text:p text:style-name="P8"><text:span text:style-name="T3">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7.938cm" svg:y1="53.688cm" svg:x2="9.119cm" svg:y2="53.617cm" draw:start-shape="id76" draw:end-shape="id84" svg:d="M7938 53688l1181-71" svg:viewBox="0 0 1182 72">
          <text:p/>
        </draw:connector>
        <draw:connector draw:style-name="gr9" draw:text-style-name="P7" draw:layer="layout" draw:type="line" svg:x1="11.024cm" svg:y1="53.617cm" svg:x2="12.649cm" svg:y2="53.641cm" draw:start-shape="id84" draw:start-glue-point="1" draw:end-shape="id82" draw:end-glue-point="3" svg:d="M11024 53617l1625 24" svg:viewBox="0 0 1626 25">
          <text:p/>
        </draw:connector>
        <draw:custom-shape draw:style-name="gr8" draw:text-style-name="P8" xml:id="id77" draw:id="id77" draw:layer="layout" svg:width="1.905cm" svg:height="2.032cm" svg:x="1.883cm" svg:y="56.049cm">
          <text:p text:style-name="P8"><text:span text:style-name="T3">Update</text:span></text:p>
          <text:p text:style-name="P8"><text:span text:style-name="T3">request</text:span></text:p>
          <text:p text:style-name="P8"><text:span text:style-name="T3">call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0.292cm" svg:x1="37.856cm" svg:y1="50.37cm" svg:x2="44.74cm" svg:y2="51.99cm" draw:start-shape="id74" draw:start-glue-point="7" draw:end-shape="id78" draw:end-glue-point="5" svg:d="M37856 50370h3734v1620h3150" svg:viewBox="0 0 6885 1621">
          <text:p/>
        </draw:connector>
        <draw:connector draw:style-name="gr9" draw:text-style-name="P7" draw:layer="layout" draw:type="line" svg:x1="40.694cm" svg:y1="44.812cm" svg:x2="40.675cm" svg:y2="46.313cm" draw:start-shape="id56" draw:start-glue-point="6" draw:end-shape="id70" draw:end-glue-point="0" svg:d="M40694 44812l-19 1501" svg:viewBox="0 0 20 1502">
          <text:p/>
        </draw:connector>
        <draw:connector draw:style-name="gr9" draw:text-style-name="P7" draw:layer="layout" draw:type="line" svg:x1="12.984cm" svg:y1="56.996cm" svg:x2="3.788cm" svg:y2="57.065cm" draw:start-shape="id83" draw:start-glue-point="5" draw:end-shape="id77" draw:end-glue-point="7" svg:d="M12984 56996l-9196 69" svg:viewBox="0 0 9197 70">
          <text:p/>
        </draw:connector>
        <draw:connector draw:style-name="gr9" draw:text-style-name="P7" draw:layer="layout" draw:line-skew="-0.183cm" svg:x1="2.836cm" svg:y1="58.081cm" svg:x2="36.586cm" svg:y2="55.103cm" draw:start-shape="id77" draw:start-glue-point="6" draw:end-shape="id75" draw:end-glue-point="6" svg:d="M2836 58081v319h33750v-3297" svg:viewBox="0 0 33751 3298">
          <text:p/>
        </draw:connector>
        <draw:connector draw:style-name="gr9" draw:text-style-name="P7" draw:layer="layout" draw:line-skew="-9.678cm 2.795cm" svg:x1="15.188cm" svg:y1="53.642cm" svg:x2="36.586cm" svg:y2="55.103cm" draw:start-shape="id82" draw:start-glue-point="7" draw:end-shape="id75" draw:end-glue-point="6" svg:d="M15188 53642h544v4758h20854v-3297" svg:viewBox="0 0 21399 4759">
          <text:p/>
        </draw:connector>
        <draw:connector draw:style-name="gr9" draw:text-style-name="P7" draw:layer="layout" draw:type="line" svg:x1="18.422cm" svg:y1="51.696cm" svg:x2="18.621cm" svg:y2="53.166cm" draw:start-shape="id73" draw:start-glue-point="6" svg:d="M18422 51696l199 1470" svg:viewBox="0 0 200 1471">
          <text:p/>
        </draw:connector>
        <draw:connector draw:style-name="gr9" draw:text-style-name="P7" draw:layer="layout" svg:x1="46.171cm" svg:y1="38.666cm" svg:x2="49.551cm" svg:y2="40.936cm" draw:start-shape="id49" draw:start-glue-point="7" draw:end-shape="id63" draw:end-glue-point="4" svg:d="M46171 38666h3380v2270" svg:viewBox="0 0 3381 2271">
          <text:p/>
        </draw:connector>
        <draw:custom-shape draw:style-name="gr1" draw:text-style-name="P1" xml:id="id50" draw:id="id50" draw:layer="layout" svg:width="2.92cm" svg:height="2.032cm" svg:x="43.738cm" svg:y="40.091cm">
          <text:p text:style-name="P1"><text:span text:style-name="T1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3T22:46:02.175909205</meta:creation-date>
    <dc:date>2020-09-15T20:04:32.181202705</dc:date>
    <meta:editing-duration>P3DT9H6M8S</meta:editing-duration>
    <meta:editing-cycles>62</meta:editing-cycles>
    <meta:generator>LibreOffice/6.3.6.2$Linux_X86_64 LibreOffice_project/30$Build-2</meta:generator>
    <meta:document-statistic meta:object-count="241"/>
  </office:meta>
</office:document-meta>
</file>